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color="#ed1c24"/>
    </style:style>
    <style:style style:name="ce6" style:family="table-cell" style:parent-style-name="Default">
      <style:text-properties fo:color="#000000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81.36mm" svg:y="44.81mm">
            <draw:object draw:notify-on-update-of-ranges="Sheet1.C2:Sheet1.C10 Sheet1.D2:Sheet1.D10 Sheet1.C12:Sheet1.C17 Sheet1.D12:Sheet1.D17 Sheet1.C19:Sheet1.C23 Sheet1.D19:Sheet1.D23 Sheet1.C25:Sheet1.C28 Sheet1.D25:Sheet1.D28 Sheet1.C30:Sheet1.C35 Sheet1.D30:Sheet1.D35 Sheet1.C37:Sheet1.C40 Sheet1.D37:Sheet1.D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144.76mm" svg:x="161.9mm" svg:y="142.64mm">
            <draw:object draw:notify-on-update-of-ranges="Sheet1.B2:Sheet1.B10 Sheet1.F2:Sheet1.F10 Sheet1.B12:Sheet1.B17 Sheet1.F12:Sheet1.F17 Sheet1.B19:Sheet1.B23 Sheet1.F19:Sheet1.F23 Sheet1.B25:Sheet1.B28 Sheet1.F25:Sheet1.F28 Sheet1.B30:Sheet1.B35 Sheet1.F30:Sheet1.F35 Sheet1.B37:Sheet1.B40 Sheet1.F37:Sheet1.F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144.76mm" svg:x="156.67mm" svg:y="292.44mm">
            <draw:object draw:notify-on-update-of-ranges="Sheet1.B2:Sheet1.B10 Sheet1.D2:Sheet1.D10 Sheet1.B12:Sheet1.B17 Sheet1.D12:Sheet1.D17 Sheet1.B19:Sheet1.B23 Sheet1.D19:Sheet1.D23 Sheet1.B25:Sheet1.B28 Sheet1.D25:Sheet1.D28 Sheet1.B30:Sheet1.B35 Sheet1.D30:Sheet1.D35 Sheet1.B37:Sheet1.B40 Sheet1.D37:Sheet1.D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7mm" svg:height="144.76mm" svg:x="0mm" svg:y="246.48mm">
            <draw:object draw:notify-on-update-of-ranges="Sheet1.B2:Sheet1.B10 Sheet1.G2:Sheet1.G10 Sheet1.B12:Sheet1.B17 Sheet1.G12:Sheet1.G17 Sheet1.B19:Sheet1.B23 Sheet1.G19:Sheet1.G23 Sheet1.B25:Sheet1.B28 Sheet1.G25:Sheet1.G28 Sheet1.B30:Sheet1.B35 Sheet1.G30:Sheet1.G35 Sheet1.B37:Sheet1.B40 Sheet1.G37:Sheet1.G4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65.83mm" svg:y="549.51mm">
            <draw:object draw:notify-on-update-of-ranges="Sheet1.G112:Sheet1.M112 Sheet1.G117:Sheet1.M1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0.99mm" svg:y="549.26mm">
            <draw:object draw:notify-on-update-of-ranges="Sheet1.B115:Sheet1.B120 Sheet1.G115:Sheet1.G120 Sheet1.B115:Sheet1.B120 Sheet1.N115:Sheet1.N12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192-a</text:p>
          </table:table-cell>
          <table:table-cell table:style-name="ce3" office:value-type="float" office:value="192" calcext:value-type="float">
            <text:p>192</text:p>
          </table:table-cell>
          <table:table-cell office:value-type="float" office:value="1.32551" calcext:value-type="float">
            <text:p>1,32551</text:p>
          </table:table-cell>
          <table:table-cell office:value-type="float" office:value="-3.52" calcext:value-type="float">
            <text:p>-3,52</text:p>
          </table:table-cell>
          <table:table-cell office:value-type="float" office:value="-7313.438125021" calcext:value-type="float">
            <text:p>-7313,438125021</text:p>
          </table:table-cell>
          <table:table-cell table:formula="of:=[.E2]/[.B2]" office:value-type="float" office:value="-38.0908235678177" calcext:value-type="float">
            <text:p>-38,0908235678177</text:p>
          </table:table-cell>
          <table:table-cell table:formula="of:=27.2114*[.F2]" office:value-type="float" office:value="-1036.50463643331" calcext:value-type="float">
            <text:p>-1036,50463643331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float" office:value="0.26219" calcext:value-type="float">
            <text:p>0,26219</text:p>
          </table:table-cell>
          <table:table-cell office:value-type="float" office:value="-8.35" calcext:value-type="float">
            <text:p>-8,35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table:style-name="ce1" office:value-type="float" office:value="0.035" calcext:value-type="float">
            <text:p>0,035</text:p>
          </table:table-cell>
          <table:table-cell table:style-name="ce1" office:value-type="float" office:value="-8.98" calcext:value-type="float">
            <text:p>-8,98</text:p>
          </table:table-cell>
        </table:table-row>
        <table:table-row table:style-name="ro1">
          <table:table-cell table:style-name="ce2" office:value-type="string" calcext:value-type="string">
            <text:p>288-a</text:p>
          </table:table-cell>
          <table:table-cell table:style-name="ce3" office:value-type="float" office:value="288" calcext:value-type="float">
            <text:p>288</text:p>
          </table:table-cell>
          <table:table-cell office:value-type="float" office:value="0.32498" calcext:value-type="float">
            <text:p>0,32498</text:p>
          </table:table-cell>
          <table:table-cell office:value-type="float" office:value="-0.57" calcext:value-type="float">
            <text:p>-0,57</text:p>
          </table:table-cell>
          <table:table-cell office:value-type="float" office:value="-10970.30093928" calcext:value-type="float">
            <text:p>-10970,30093928</text:p>
          </table:table-cell>
          <table:table-cell table:formula="of:=[.E3]/[.B3]" office:value-type="float" office:value="-38.0913227058333" calcext:value-type="float">
            <text:p>-38,0913227058333</text:p>
          </table:table-cell>
          <table:table-cell table:formula="of:=27.2114*[.F3]" office:value-type="float" office:value="-1036.51821867751" calcext:value-type="float">
            <text:p>-1036,51821867751</text:p>
          </table:table-cell>
          <table:table-cell table:number-columns-repeated="3"/>
          <table:table-cell office:value-type="float" office:value="420" calcext:value-type="float">
            <text:p>420</text:p>
          </table:table-cell>
          <table:table-cell office:value-type="float" office:value="0.06737" calcext:value-type="float">
            <text:p>0,06737</text:p>
          </table:table-cell>
          <table:table-cell office:value-type="float" office:value="-94.02" calcext:value-type="float">
            <text:p>-94,02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1" office:value-type="float" office:value="0.035" calcext:value-type="float">
            <text:p>0,035</text:p>
          </table:table-cell>
          <table:table-cell table:style-name="ce1" office:value-type="float" office:value="-6.62" calcext:value-type="float">
            <text:p>-6,62</text:p>
          </table:table-cell>
        </table:table-row>
        <table:table-row table:style-name="ro1">
          <table:table-cell table:style-name="ce2" office:value-type="string" calcext:value-type="string">
            <text:p>384-a</text:p>
          </table:table-cell>
          <table:table-cell table:style-name="ce3" office:value-type="float" office:value="384" calcext:value-type="float">
            <text:p>384</text:p>
          </table:table-cell>
          <table:table-cell office:value-type="float" office:value="0.29209" calcext:value-type="float">
            <text:p>0,29209</text:p>
          </table:table-cell>
          <table:table-cell office:value-type="float" office:value="-2.39" calcext:value-type="float">
            <text:p>-2,39</text:p>
          </table:table-cell>
          <table:table-cell office:value-type="float" office:value="-14627.26872564" calcext:value-type="float">
            <text:p>-14627,26872564</text:p>
          </table:table-cell>
          <table:table-cell table:formula="of:=[.E4]/[.B4]" office:value-type="float" office:value="-38.0918456396875" calcext:value-type="float">
            <text:p>-38,0918456396875</text:p>
          </table:table-cell>
          <table:table-cell table:formula="of:=27.2114*[.F4]" office:value-type="float" office:value="-1036.53244843979" calcext:value-type="float">
            <text:p>-1036,53244843979</text:p>
          </table:table-cell>
          <table:table-cell table:number-columns-repeated="3"/>
          <table:table-cell office:value-type="float" office:value="588" calcext:value-type="float">
            <text:p>588</text:p>
          </table:table-cell>
          <table:table-cell office:value-type="float" office:value="0.24864" calcext:value-type="float">
            <text:p>0,24864</text:p>
          </table:table-cell>
          <table:table-cell office:value-type="float" office:value="-12.91" calcext:value-type="float">
            <text:p>-12,9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style-name="ce1" office:value-type="float" office:value="0.507" calcext:value-type="float">
            <text:p>0,507</text:p>
          </table:table-cell>
          <table:table-cell table:style-name="ce1" office:value-type="float" office:value="1.33" calcext:value-type="float">
            <text:p>1,33</text:p>
          </table:table-cell>
        </table:table-row>
        <table:table-row table:style-name="ro1">
          <table:table-cell table:style-name="ce2" office:value-type="string" calcext:value-type="string">
            <text:p>480-a</text:p>
          </table:table-cell>
          <table:table-cell table:style-name="ce3" office:value-type="float" office:value="480" calcext:value-type="float">
            <text:p>480</text:p>
          </table:table-cell>
          <table:table-cell office:value-type="float" office:value="0.52477" calcext:value-type="float">
            <text:p>0,52477</text:p>
          </table:table-cell>
          <table:table-cell office:value-type="float" office:value="-2.45" calcext:value-type="float">
            <text:p>-2,45</text:p>
          </table:table-cell>
          <table:table-cell office:value-type="float" office:value="-18284.29086923" calcext:value-type="float">
            <text:p>-18284,29086923</text:p>
          </table:table-cell>
          <table:table-cell table:formula="of:=[.E5]/[.B5]" office:value-type="float" office:value="-38.0922726442292" calcext:value-type="float">
            <text:p>-38,0922726442292</text:p>
          </table:table-cell>
          <table:table-cell table:formula="of:=27.2114*[.F5]" office:value-type="float" office:value="-1036.54406783118" calcext:value-type="float">
            <text:p>-1036,54406783118</text:p>
          </table:table-cell>
          <table:table-cell office:value-type="float" office:value="480" calcext:value-type="float">
            <text:p>480</text:p>
          </table:table-cell>
          <table:table-cell office:value-type="float" office:value="0.1551" calcext:value-type="float">
            <text:p>0,1551</text:p>
          </table:table-cell>
          <table:table-cell office:value-type="float" office:value="73.7" calcext:value-type="float">
            <text:p>73,7</text:p>
          </table:table-cell>
          <table:table-cell office:value-type="float" office:value="756" calcext:value-type="float">
            <text:p>756</text:p>
          </table:table-cell>
          <table:table-cell office:value-type="float" office:value="0.3564" calcext:value-type="float">
            <text:p>0,3564</text:p>
          </table:table-cell>
          <table:table-cell table:number-columns-repeated="4"/>
          <table:table-cell office:value-type="float" office:value="502" calcext:value-type="float">
            <text:p>502</text:p>
          </table:table-cell>
          <table:table-cell table:style-name="ce1" office:value-type="float" office:value="0.603" calcext:value-type="float">
            <text:p>0,603</text:p>
          </table:table-cell>
          <table:table-cell table:style-name="ce1" office:value-type="float" office:value="-1.69" calcext:value-type="float">
            <text:p>-1,69</text:p>
          </table:table-cell>
        </table:table-row>
        <table:table-row table:style-name="ro1">
          <table:table-cell table:style-name="ce2" office:value-type="string" calcext:value-type="string">
            <text:p>576-a</text:p>
          </table:table-cell>
          <table:table-cell table:style-name="ce3" office:value-type="float" office:value="576" calcext:value-type="float">
            <text:p>576</text:p>
          </table:table-cell>
          <table:table-cell office:value-type="float" office:value="0.04111" calcext:value-type="float">
            <text:p>0,04111</text:p>
          </table:table-cell>
          <table:table-cell office:value-type="float" office:value="57.72" calcext:value-type="float">
            <text:p>57,72</text:p>
          </table:table-cell>
          <table:table-cell office:value-type="float" office:value="-21941.23017291" calcext:value-type="float">
            <text:p>-21941,23017291</text:p>
          </table:table-cell>
          <table:table-cell table:formula="of:=[.E6]/[.B6]" office:value-type="float" office:value="-38.0924134946354" calcext:value-type="float">
            <text:p>-38,0924134946354</text:p>
          </table:table-cell>
          <table:table-cell table:formula="of:=27.2114*[.F6]" office:value-type="float" office:value="-1036.54790056792" calcext:value-type="float">
            <text:p>-1036,54790056792</text:p>
          </table:table-cell>
          <table:table-cell office:value-type="float" office:value="576" calcext:value-type="float">
            <text:p>576</text:p>
          </table:table-cell>
          <table:table-cell office:value-type="float" office:value="0.18253" calcext:value-type="float">
            <text:p>0,18253</text:p>
          </table:table-cell>
          <table:table-cell office:value-type="float" office:value="117.84" calcext:value-type="float">
            <text:p>117,84</text:p>
          </table:table-cell>
          <table:table-cell table:number-columns-repeated="6"/>
          <table:table-cell office:value-type="float" office:value="748" calcext:value-type="float">
            <text:p>748</text:p>
          </table:table-cell>
          <table:table-cell table:style-name="ce1" office:value-type="float" office:value="0.528" calcext:value-type="float">
            <text:p>0,528</text:p>
          </table:table-cell>
          <table:table-cell table:style-name="ce1" office:value-type="float" office:value="1.88" calcext:value-type="float">
            <text:p>1,88</text:p>
          </table:table-cell>
        </table:table-row>
        <table:table-row table:style-name="ro1">
          <table:table-cell table:style-name="ce3" office:value-type="string" calcext:value-type="string">
            <text:p>672-a</text:p>
          </table:table-cell>
          <table:table-cell table:style-name="ce3" office:value-type="float" office:value="672" calcext:value-type="float">
            <text:p>672</text:p>
          </table:table-cell>
          <table:table-cell office:value-type="float" office:value="0.39933" calcext:value-type="float">
            <text:p>0,39933</text:p>
          </table:table-cell>
          <table:table-cell office:value-type="float" office:value="-2.17" calcext:value-type="float">
            <text:p>-2,17</text:p>
          </table:table-cell>
          <table:table-cell office:value-type="float" office:value="-25598.28741798" calcext:value-type="float">
            <text:p>-25598,28741798</text:p>
          </table:table-cell>
          <table:table-cell table:formula="of:=[.E7]/[.B7]" office:value-type="float" office:value="-38.0926896100893" calcext:value-type="float">
            <text:p>-38,0926896100893</text:p>
          </table:table-cell>
          <table:table-cell table:formula="of:=27.2114*[.F7]" office:value-type="float" office:value="-1036.55541405598" calcext:value-type="float">
            <text:p>-1036,55541405598</text:p>
          </table:table-cell>
          <table:table-cell table:number-columns-repeated="10"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768-a</text:p>
          </table:table-cell>
          <table:table-cell table:style-name="ce3" office:value-type="float" office:value="768" calcext:value-type="float">
            <text:p>768</text:p>
          </table:table-cell>
          <table:table-cell office:value-type="float" office:value="0.22571" calcext:value-type="float">
            <text:p>0,22571</text:p>
          </table:table-cell>
          <table:table-cell office:value-type="float" office:value="-3.83" calcext:value-type="float">
            <text:p>-3,83</text:p>
          </table:table-cell>
          <table:table-cell office:value-type="float" office:value="-29255.2819806" calcext:value-type="float">
            <text:p>-29255,2819806</text:p>
          </table:table-cell>
          <table:table-cell table:formula="of:=[.E8]/[.B8]" office:value-type="float" office:value="-38.0928150789062" calcext:value-type="float">
            <text:p>-38,0928150789062</text:p>
          </table:table-cell>
          <table:table-cell table:formula="of:=27.2114*[.F8]" office:value-type="float" office:value="-1036.55882823815" calcext:value-type="float">
            <text:p>-1036,55882823815</text:p>
          </table:table-cell>
          <table:table-cell table:number-columns-repeated="10"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864-a</text:p>
          </table:table-cell>
          <table:table-cell table:style-name="ce3" office:value-type="float" office:value="864" calcext:value-type="float">
            <text:p>864</text:p>
          </table:table-cell>
          <table:table-cell office:value-type="float" office:value="0.08777" calcext:value-type="float">
            <text:p>0,08777</text:p>
          </table:table-cell>
          <table:table-cell office:value-type="float" office:value="-1.91" calcext:value-type="float">
            <text:p>-1,91</text:p>
          </table:table-cell>
          <table:table-cell office:value-type="float" office:value="-32912.26226335" calcext:value-type="float">
            <text:p>-32912,26226335</text:p>
          </table:table-cell>
          <table:table-cell table:formula="of:=[.E9]/[.B9]" office:value-type="float" office:value="-38.0928961381366" calcext:value-type="float">
            <text:p>-38,0928961381366</text:p>
          </table:table-cell>
          <table:table-cell table:formula="of:=27.2114*[.F9]" office:value-type="float" office:value="-1036.56103397329" calcext:value-type="float">
            <text:p>-1036,56103397329</text:p>
          </table:table-cell>
          <table:table-cell table:number-columns-repeated="9"/>
          <table:table-cell office:value-type="float" office:value="750" calcext:value-type="float">
            <text:p>750</text:p>
          </table:table-cell>
          <table:table-cell table:style-name="ce1" office:value-type="float" office:value="0.627" calcext:value-type="float">
            <text:p>0,627</text:p>
          </table:table-cell>
          <table:table-cell table:style-name="ce1" office:value-type="float" office:value="2.02" calcext:value-type="float">
            <text:p>2,02</text:p>
          </table:table-cell>
        </table:table-row>
        <table:table-row table:style-name="ro1">
          <table:table-cell table:style-name="ce3" office:value-type="string" calcext:value-type="string">
            <text:p>960-a</text:p>
          </table:table-cell>
          <table:table-cell table:style-name="ce3" office:value-type="float" office:value="960" calcext:value-type="float">
            <text:p>960</text:p>
          </table:table-cell>
          <table:table-cell office:value-type="float" office:value="0.31318" calcext:value-type="float">
            <text:p>0,31318</text:p>
          </table:table-cell>
          <table:table-cell office:value-type="float" office:value="-2.66" calcext:value-type="float">
            <text:p>-2,66</text:p>
          </table:table-cell>
          <table:table-cell office:value-type="float" office:value="-36569.29851215" calcext:value-type="float">
            <text:p>-36569,29851215</text:p>
          </table:table-cell>
          <table:table-cell table:formula="of:=[.E10]/[.B10]" office:value-type="float" office:value="-38.0930192834896" calcext:value-type="float">
            <text:p>-38,0930192834896</text:p>
          </table:table-cell>
          <table:table-cell table:formula="of:=27.2114*[.F10]" office:value-type="float" office:value="-1036.56438493075" calcext:value-type="float">
            <text:p>-1036,56438493075</text:p>
          </table:table-cell>
          <table:table-cell table:number-columns-repeated="10"/>
          <table:table-cell table:style-name="ce1" table:number-columns-repeated="2"/>
        </table:table-row>
        <table:table-row table:style-name="ro1">
          <table:table-cell table:style-name="ce2"/>
          <table:table-cell table:style-name="ce3"/>
          <table:table-cell table:number-columns-repeated="4"/>
          <table:table-cell table:formula="of:=27.2114*[.F11]" office:value-type="float" office:value="0" calcext:value-type="float">
            <text:p>0</text:p>
          </table:table-cell>
          <table:table-cell table:number-columns-repeated="9"/>
          <table:table-cell office:value-type="float" office:value="1000" calcext:value-type="float">
            <text:p>1000</text:p>
          </table:table-cell>
          <table:table-cell table:style-name="ce1" office:value-type="float" office:value="0.676" calcext:value-type="float">
            <text:p>0,676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480-b</text:p>
          </table:table-cell>
          <table:table-cell table:style-name="ce3" office:value-type="float" office:value="480" calcext:value-type="float">
            <text:p>480</text:p>
          </table:table-cell>
          <table:table-cell office:value-type="float" office:value="0.1551" calcext:value-type="float">
            <text:p>0,1551</text:p>
          </table:table-cell>
          <table:table-cell office:value-type="float" office:value="73.7" calcext:value-type="float">
            <text:p>73,7</text:p>
          </table:table-cell>
          <table:table-cell office:value-type="float" office:value="-18284.6113749" calcext:value-type="float">
            <text:p>-18284,6113749</text:p>
          </table:table-cell>
          <table:table-cell table:formula="of:=[.E12]/[.B12]" office:value-type="float" office:value="-38.092940364375" calcext:value-type="float">
            <text:p>-38,092940364375</text:p>
          </table:table-cell>
          <table:table-cell table:formula="of:=27.2114*[.F12]" office:value-type="float" office:value="-1036.56223743115" calcext:value-type="float">
            <text:p>-1036,56223743115</text:p>
          </table:table-cell>
          <table:table-cell table:number-columns-repeated="9"/>
          <table:table-cell office:value-type="float" office:value="1002" calcext:value-type="float">
            <text:p>1002</text:p>
          </table:table-cell>
          <table:table-cell table:style-name="ce1" office:value-type="float" office:value="0.669" calcext:value-type="float">
            <text:p>0,669</text:p>
          </table:table-cell>
          <table:table-cell table:style-name="ce1" office:value-type="float" office:value="1.73" calcext:value-type="float">
            <text:p>1,73</text:p>
          </table:table-cell>
        </table:table-row>
        <table:table-row table:style-name="ro1">
          <table:table-cell table:style-name="ce2" office:value-type="string" calcext:value-type="string">
            <text:p>576-b</text:p>
          </table:table-cell>
          <table:table-cell table:style-name="ce3" office:value-type="float" office:value="576" calcext:value-type="float">
            <text:p>576</text:p>
          </table:table-cell>
          <table:table-cell office:value-type="float" office:value="0.18253" calcext:value-type="float">
            <text:p>0,18253</text:p>
          </table:table-cell>
          <table:table-cell office:value-type="float" office:value="117.84" calcext:value-type="float">
            <text:p>117,84</text:p>
          </table:table-cell>
          <table:table-cell office:value-type="float" office:value="-21941.67101644" calcext:value-type="float">
            <text:p>-21941,67101644</text:p>
          </table:table-cell>
          <table:table-cell table:formula="of:=[.E13]/[.B13]" office:value-type="float" office:value="-38.0931788479861" calcext:value-type="float">
            <text:p>-38,0931788479861</text:p>
          </table:table-cell>
          <table:table-cell table:formula="of:=27.2114*[.F13]" office:value-type="float" office:value="-1036.56872690409" calcext:value-type="float">
            <text:p>-1036,56872690409</text:p>
          </table:table-cell>
          <table:table-cell office:value-type="float" office:value="164.76" calcext:value-type="float">
            <text:p>164,76</text:p>
          </table:table-cell>
          <table:table-cell table:number-columns-repeated="8"/>
          <table:table-cell office:value-type="float" office:value="748" calcext:value-type="float">
            <text:p>748</text:p>
          </table:table-cell>
          <table:table-cell table:style-name="ce1" office:value-type="float" office:value="0.231" calcext:value-type="float">
            <text:p>0,231</text:p>
          </table:table-cell>
          <table:table-cell table:style-name="ce1" office:value-type="float" office:value="7.08" calcext:value-type="float">
            <text:p>7,08</text:p>
          </table:table-cell>
        </table:table-row>
        <table:table-row table:style-name="ro1">
          <table:table-cell table:style-name="ce3" office:value-type="string" calcext:value-type="string">
            <text:p>672-b</text:p>
          </table:table-cell>
          <table:table-cell table:style-name="ce3" office:value-type="float" office:value="672" calcext:value-type="float">
            <text:p>672</text:p>
          </table:table-cell>
          <table:table-cell office:value-type="float" office:value="0.08043" calcext:value-type="float">
            <text:p>0,08043</text:p>
          </table:table-cell>
          <table:table-cell office:value-type="float" office:value="-94.63" calcext:value-type="float">
            <text:p>-94,63</text:p>
          </table:table-cell>
          <table:table-cell office:value-type="float" office:value="-25598.70245277" calcext:value-type="float">
            <text:p>-25598,70245277</text:p>
          </table:table-cell>
          <table:table-cell table:formula="of:=[.E14]/[.B14]" office:value-type="float" office:value="-38.0933072213839" calcext:value-type="float">
            <text:p>-38,0933072213839</text:p>
          </table:table-cell>
          <table:table-cell table:formula="of:=27.2114*[.F14]" office:value-type="float" office:value="-1036.57222012397" calcext:value-type="float">
            <text:p>-1036,57222012397</text:p>
          </table:table-cell>
          <table:table-cell table:number-columns-repeated="10"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768-b</text:p>
          </table:table-cell>
          <table:table-cell table:style-name="ce3" office:value-type="float" office:value="768" calcext:value-type="float">
            <text:p>768</text:p>
          </table:table-cell>
          <table:table-cell office:value-type="float" office:value="0.19023" calcext:value-type="float">
            <text:p>0,19023</text:p>
          </table:table-cell>
          <table:table-cell office:value-type="float" office:value="148.99" calcext:value-type="float">
            <text:p>148,99</text:p>
          </table:table-cell>
          <table:table-cell office:value-type="float" office:value="-29255.71916998" calcext:value-type="float">
            <text:p>-29255,71916998</text:p>
          </table:table-cell>
          <table:table-cell table:formula="of:=[.E15]/[.B15]" office:value-type="float" office:value="-38.0933843359115" calcext:value-type="float">
            <text:p>-38,0933843359115</text:p>
          </table:table-cell>
          <table:table-cell table:formula="of:=27.2114*[.F15]" office:value-type="float" office:value="-1036.57431851822" calcext:value-type="float">
            <text:p>-1036,57431851822</text:p>
          </table:table-cell>
          <table:table-cell table:number-columns-repeated="10"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864-b</text:p>
          </table:table-cell>
          <table:table-cell table:style-name="ce3" office:value-type="float" office:value="864" calcext:value-type="float">
            <text:p>864</text:p>
          </table:table-cell>
          <table:table-cell office:value-type="float" office:value="0.08184" calcext:value-type="float">
            <text:p>0,08184</text:p>
          </table:table-cell>
          <table:table-cell office:value-type="float" office:value="172.34" calcext:value-type="float">
            <text:p>172,34</text:p>
          </table:table-cell>
          <table:table-cell office:value-type="float" office:value="-32912.73981974" calcext:value-type="float">
            <text:p>-32912,73981974</text:p>
          </table:table-cell>
          <table:table-cell table:formula="of:=[.E16]/[.B16]" office:value-type="float" office:value="-38.0934488654398" calcext:value-type="float">
            <text:p>-38,0934488654398</text:p>
          </table:table-cell>
          <table:table-cell table:formula="of:=27.2114*[.F16]" office:value-type="float" office:value="-1036.57607445703" calcext:value-type="float">
            <text:p>-1036,57607445703</text:p>
          </table:table-cell>
          <table:table-cell table:number-columns-repeated="10"/>
          <table:table-cell table:style-name="ce1" table:number-columns-repeated="2"/>
        </table:table-row>
        <table:table-row table:style-name="ro1">
          <table:table-cell table:style-name="ce4" office:value-type="string" calcext:value-type="string">
            <text:p>960-b</text:p>
          </table:table-cell>
          <table:table-cell table:style-name="ce3" office:value-type="float" office:value="960" calcext:value-type="float">
            <text:p>960</text:p>
          </table:table-cell>
          <table:table-cell office:value-type="float" office:value="0.09881" calcext:value-type="float">
            <text:p>0,09881</text:p>
          </table:table-cell>
          <table:table-cell office:value-type="float" office:value="177.64" calcext:value-type="float">
            <text:p>177,64</text:p>
          </table:table-cell>
          <table:table-cell office:value-type="float" office:value="-36569.73484913" calcext:value-type="float">
            <text:p>-36569,73484913</text:p>
          </table:table-cell>
          <table:table-cell table:formula="of:=[.E17]/[.B17]" office:value-type="float" office:value="-38.0934738011771" calcext:value-type="float">
            <text:p>-38,0934738011771</text:p>
          </table:table-cell>
          <table:table-cell table:formula="of:=27.2114*[.F17]" office:value-type="float" office:value="-1036.57675299335" calcext:value-type="float">
            <text:p>-1036,57675299335</text:p>
          </table:table-cell>
          <table:table-cell table:number-columns-repeated="10"/>
          <table:table-cell table:style-name="ce1" table:number-columns-repeated="2"/>
        </table:table-row>
        <table:table-row table:style-name="ro1">
          <table:table-cell table:style-name="ce2"/>
          <table:table-cell table:style-name="ce3"/>
          <table:table-cell table:number-columns-repeated="4"/>
          <table:table-cell table:formula="of:=27.2114*[.F18]" office:value-type="float" office:value="0" calcext:value-type="float">
            <text:p>0</text:p>
          </table:table-cell>
          <table:table-cell table:number-columns-repeated="9"/>
          <table:table-cell office:value-type="float" office:value="750" calcext:value-type="float">
            <text:p>750</text:p>
          </table:table-cell>
          <table:table-cell table:style-name="ce1" office:value-type="float" office:value="0.273" calcext:value-type="float">
            <text:p>0,273</text:p>
          </table:table-cell>
          <table:table-cell table:style-name="ce1" office:value-type="float" office:value="7.34" calcext:value-type="float">
            <text:p>7,34</text:p>
          </table:table-cell>
        </table:table-row>
        <table:table-row table:style-name="ro1">
          <table:table-cell table:style-name="ce2" office:value-type="string" calcext:value-type="string">
            <text:p>252-a</text:p>
          </table:table-cell>
          <table:table-cell table:style-name="ce3" office:value-type="float" office:value="252" calcext:value-type="float">
            <text:p>252</text:p>
          </table:table-cell>
          <table:table-cell office:value-type="float" office:value="0.26219" calcext:value-type="float">
            <text:p>0,26219</text:p>
          </table:table-cell>
          <table:table-cell office:value-type="float" office:value="-8.35" calcext:value-type="float">
            <text:p>-8,35</text:p>
          </table:table-cell>
          <table:table-cell office:value-type="float" office:value="-9598.76617455" calcext:value-type="float">
            <text:p>-9598,76617455</text:p>
          </table:table-cell>
          <table:table-cell table:formula="of:=[.E19]/[.B19]" office:value-type="float" office:value="-38.0903419625" calcext:value-type="float">
            <text:p>-38,0903419625</text:p>
          </table:table-cell>
          <table:table-cell table:formula="of:=27.2114*[.F19]" office:value-type="float" office:value="-1036.49153127837" calcext:value-type="float">
            <text:p>-1036,49153127837</text:p>
          </table:table-cell>
          <table:table-cell table:number-columns-repeated="9"/>
          <table:table-cell office:value-type="float" office:value="1000" calcext:value-type="float">
            <text:p>1000</text:p>
          </table:table-cell>
          <table:table-cell table:style-name="ce1" office:value-type="float" office:value="0.514" calcext:value-type="float">
            <text:p>0,514</text:p>
          </table:table-cell>
          <table:table-cell table:style-name="ce1" office:value-type="float" office:value="-4.07" calcext:value-type="float">
            <text:p>-4,07</text:p>
          </table:table-cell>
        </table:table-row>
        <table:table-row table:style-name="ro1">
          <table:table-cell table:style-name="ce2" office:value-type="string" calcext:value-type="string">
            <text:p>420-a</text:p>
          </table:table-cell>
          <table:table-cell table:style-name="ce3" office:value-type="float" office:value="420" calcext:value-type="float">
            <text:p>420</text:p>
          </table:table-cell>
          <table:table-cell office:value-type="float" office:value="0.06737" calcext:value-type="float">
            <text:p>0,06737</text:p>
          </table:table-cell>
          <table:table-cell office:value-type="float" office:value="-94.02" calcext:value-type="float">
            <text:p>-94,02</text:p>
          </table:table-cell>
          <table:table-cell office:value-type="float" office:value="-15998.38265695" calcext:value-type="float">
            <text:p>-15998,38265695</text:p>
          </table:table-cell>
          <table:table-cell table:formula="of:=[.E20]/[.B20]" office:value-type="float" office:value="-38.0913872784524" calcext:value-type="float">
            <text:p>-38,0913872784524</text:p>
          </table:table-cell>
          <table:table-cell table:formula="of:=27.2114*[.F20]" office:value-type="float" office:value="-1036.51997578888" calcext:value-type="float">
            <text:p>-1036,51997578888</text:p>
          </table:table-cell>
          <table:table-cell table:number-columns-repeated="9"/>
          <table:table-cell office:value-type="float" office:value="1002" calcext:value-type="float">
            <text:p>1002</text:p>
          </table:table-cell>
          <table:table-cell table:style-name="ce1" office:value-type="float" office:value="0.658" calcext:value-type="float">
            <text:p>0,658</text:p>
          </table:table-cell>
          <table:table-cell table:style-name="ce1" office:value-type="float" office:value="-4.88" calcext:value-type="float">
            <text:p>-4,88</text:p>
          </table:table-cell>
        </table:table-row>
        <table:table-row table:style-name="ro1">
          <table:table-cell table:style-name="ce2" office:value-type="string" calcext:value-type="string">
            <text:p>588-a</text:p>
          </table:table-cell>
          <table:table-cell table:style-name="ce3" office:value-type="float" office:value="588" calcext:value-type="float">
            <text:p>588</text:p>
          </table:table-cell>
          <table:table-cell office:value-type="float" office:value="0.24864" calcext:value-type="float">
            <text:p>0,24864</text:p>
          </table:table-cell>
          <table:table-cell office:value-type="float" office:value="-12.91" calcext:value-type="float">
            <text:p>-12,91</text:p>
          </table:table-cell>
          <table:table-cell office:value-type="float" office:value="-22398.21016147" calcext:value-type="float">
            <text:p>-22398,21016147</text:p>
          </table:table-cell>
          <table:table-cell table:formula="of:=[.E21]/[.B21]" office:value-type="float" office:value="-38.0921941521599" calcext:value-type="float">
            <text:p>-38,0921941521599</text:p>
          </table:table-cell>
          <table:table-cell table:formula="of:=27.2114*[.F21]" office:value-type="float" office:value="-1036.54193195208" calcext:value-type="float">
            <text:p>-1036,54193195208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 table:style-name="ce1" office:value-type="float" office:value="3.709" calcext:value-type="float">
            <text:p>3,709</text:p>
          </table:table-cell>
          <table:table-cell table:style-name="ce1" office:value-type="float" office:value="1.03" calcext:value-type="float">
            <text:p>1,03</text:p>
          </table:table-cell>
        </table:table-row>
        <table:table-row table:style-name="ro1">
          <table:table-cell table:style-name="ce2" office:value-type="string" calcext:value-type="string">
            <text:p>756-a</text:p>
          </table:table-cell>
          <table:table-cell table:style-name="ce3" office:value-type="float" office:value="756" calcext:value-type="float">
            <text:p>756</text:p>
          </table:table-cell>
          <table:table-cell office:value-type="float" office:value="0.3564" calcext:value-type="float">
            <text:p>0,3564</text:p>
          </table:table-cell>
          <table:table-cell office:value-type="float" office:value="-3.47" calcext:value-type="float">
            <text:p>-3,47</text:p>
          </table:table-cell>
          <table:table-cell office:value-type="float" office:value="-28798.05986239" calcext:value-type="float">
            <text:p>-28798,05986239</text:p>
          </table:table-cell>
          <table:table-cell table:formula="of:=[.E22]/[.B22]" office:value-type="float" office:value="-38.0926717756481" calcext:value-type="float">
            <text:p>-38,0926717756481</text:p>
          </table:table-cell>
          <table:table-cell table:formula="of:=27.2114*[.F22]" office:value-type="float" office:value="-1036.55492875587" calcext:value-type="float">
            <text:p>-1036,55492875587</text:p>
          </table:table-cell>
          <table:table-cell table:number-columns-repeated="9"/>
          <table:table-cell office:value-type="float" office:value="502" calcext:value-type="float">
            <text:p>502</text:p>
          </table:table-cell>
          <table:table-cell table:style-name="ce1" office:value-type="float" office:value="3.948" calcext:value-type="float">
            <text:p>3,948</text:p>
          </table:table-cell>
          <table:table-cell table:style-name="ce1" office:value-type="float" office:value="2.5" calcext:value-type="float">
            <text:p>2,5</text:p>
          </table:table-cell>
        </table:table-row>
        <table:table-row table:style-name="ro1">
          <table:table-cell table:style-name="ce3" office:value-type="string" calcext:value-type="string">
            <text:p>924-a</text:p>
          </table:table-cell>
          <table:table-cell table:style-name="ce3" office:value-type="float" office:value="924" calcext:value-type="float">
            <text:p>924</text:p>
          </table:table-cell>
          <table:table-cell office:value-type="float" office:value="0.33444" calcext:value-type="float">
            <text:p>0,33444</text:p>
          </table:table-cell>
          <table:table-cell office:value-type="float" office:value="-1.5" calcext:value-type="float">
            <text:p>-1,5</text:p>
          </table:table-cell>
          <table:table-cell office:value-type="float" office:value="-35197.90282212" calcext:value-type="float">
            <text:p>-35197,90282212</text:p>
          </table:table-cell>
          <table:table-cell table:formula="of:=[.E23]/[.B23]" office:value-type="float" office:value="-38.0929684222078" calcext:value-type="float">
            <text:p>-38,0929684222078</text:p>
          </table:table-cell>
          <table:table-cell table:formula="of:=27.2114*[.F23]" office:value-type="float" office:value="-1036.56300092407" calcext:value-type="float">
            <text:p>-1036,56300092407</text:p>
          </table:table-cell>
          <table:table-cell table:number-columns-repeated="9"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3"/>
          <table:table-cell table:number-columns-repeated="4"/>
          <table:table-cell table:formula="of:=27.2114*[.F24]" office:value-type="float" office:value="0" calcext:value-type="float">
            <text:p>0</text:p>
          </table:table-cell>
          <table:table-cell table:number-columns-repeated="9"/>
          <table:table-cell office:value-type="float" office:value="1002" calcext:value-type="float">
            <text:p>1002</text:p>
          </table:table-cell>
          <table:table-cell table:style-name="ce1" office:value-type="float" office:value="0.339" calcext:value-type="float">
            <text:p>0,339</text:p>
          </table:table-cell>
          <table:table-cell table:style-name="ce1" office:value-type="float" office:value="7.1" calcext:value-type="float">
            <text:p>7,1</text:p>
          </table:table-cell>
        </table:table-row>
        <table:table-row table:style-name="ro1">
          <table:table-cell table:style-name="ce5" office:value-type="string" calcext:value-type="string">
            <text:p>420-hex</text:p>
          </table:table-cell>
          <table:table-cell table:style-name="ce3" office:value-type="float" office:value="420" calcext:value-type="float">
            <text:p>420</text:p>
          </table:table-cell>
          <table:table-cell table:number-columns-repeated="3"/>
          <table:table-cell table:formula="of:=[.E25]/[.B25]" office:value-type="float" office:value="0" calcext:value-type="float">
            <text:p>0</text:p>
          </table:table-cell>
          <table:table-cell table:formula="of:=27.2114*[.F25]" office:value-type="float" office:value="0" calcext:value-type="float">
            <text:p>0</text:p>
          </table:table-cell>
          <table:table-cell table:number-columns-repeated="10"/>
          <table:table-cell table:style-name="ce1" table:number-columns-repeated="2"/>
        </table:table-row>
        <table:table-row table:style-name="ro1">
          <table:table-cell table:style-name="ce4" office:value-type="string" calcext:value-type="string">
            <text:p>588-hex</text:p>
          </table:table-cell>
          <table:table-cell table:style-name="ce4" office:value-type="float" office:value="588" calcext:value-type="float">
            <text:p>588</text:p>
          </table:table-cell>
          <table:table-cell office:value-type="float" office:value="0.15881" calcext:value-type="float">
            <text:p>0,15881</text:p>
          </table:table-cell>
          <table:table-cell office:value-type="float" office:value="9.481896" calcext:value-type="float">
            <text:p>9,481896</text:p>
          </table:table-cell>
          <table:table-cell office:value-type="float" office:value="-22391.97264581" calcext:value-type="float">
            <text:p>-22391,97264581</text:p>
          </table:table-cell>
          <table:table-cell table:formula="of:=[.E26]/[.B26]" office:value-type="float" office:value="-38.0815861323299" calcext:value-type="float">
            <text:p>-38,0815861323299</text:p>
          </table:table-cell>
          <table:table-cell table:formula="of:=27.2114*[.F26]" office:value-type="float" office:value="-1036.25327288128" calcext:value-type="float">
            <text:p>-1036,25327288128</text:p>
          </table:table-cell>
          <table:table-cell table:number-columns-repeated="10"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756-hex</text:p>
          </table:table-cell>
          <table:table-cell table:style-name="ce3" office:value-type="float" office:value="756" calcext:value-type="float">
            <text:p>756</text:p>
          </table:table-cell>
          <table:table-cell office:value-type="float" office:value="0.31037" calcext:value-type="float">
            <text:p>0,31037</text:p>
          </table:table-cell>
          <table:table-cell office:value-type="float" office:value="1.69" calcext:value-type="float">
            <text:p>1,69</text:p>
          </table:table-cell>
          <table:table-cell office:value-type="float" office:value="-28792.3724462" calcext:value-type="float">
            <text:p>-28792,3724462</text:p>
          </table:table-cell>
          <table:table-cell table:formula="of:=[.E27]/[.B27]" office:value-type="float" office:value="-38.0851487383598" calcext:value-type="float">
            <text:p>-38,0851487383598</text:p>
          </table:table-cell>
          <table:table-cell table:formula="of:=27.2114*[.F27]" office:value-type="float" office:value="-1036.350216379" calcext:value-type="float">
            <text:p>-1036,350216379</text:p>
          </table:table-cell>
          <table:table-cell table:number-columns-repeated="9"/>
          <table:table-cell table:style-name="ce2" office:value-type="float" office:value="248" calcext:value-type="float">
            <text:p>248</text:p>
          </table:table-cell>
          <table:table-cell table:style-name="ce1" office:value-type="float" office:value="0.035" calcext:value-type="float">
            <text:p>0,035</text:p>
          </table:table-cell>
          <table:table-cell table:style-name="ce1" office:value-type="float" office:value="-8.98" calcext:value-type="float">
            <text:p>-8,98</text:p>
          </table:table-cell>
        </table:table-row>
        <table:table-row table:style-name="ro1">
          <table:table-cell table:style-name="ce3" office:value-type="string" calcext:value-type="string">
            <text:p>924-hex</text:p>
          </table:table-cell>
          <table:table-cell table:style-name="ce4" office:value-type="float" office:value="924" calcext:value-type="float">
            <text:p>924</text:p>
          </table:table-cell>
          <table:table-cell office:value-type="float" office:value="0.17147" calcext:value-type="float">
            <text:p>0,17147</text:p>
          </table:table-cell>
          <table:table-cell office:value-type="float" office:value="1.09" calcext:value-type="float">
            <text:p>1,09</text:p>
          </table:table-cell>
          <table:table-cell office:value-type="float" office:value="-35192.76381775" calcext:value-type="float">
            <text:p>-35192,76381775</text:p>
          </table:table-cell>
          <table:table-cell table:formula="of:=[.E28]/[.B28]" office:value-type="float" office:value="-38.0874067291667" calcext:value-type="float">
            <text:p>-38,0874067291667</text:p>
          </table:table-cell>
          <table:table-cell table:formula="of:=27.2114*[.F28]" office:value-type="float" office:value="-1036.41165947005" calcext:value-type="float">
            <text:p>-1036,41165947005</text:p>
          </table:table-cell>
          <table:table-cell table:number-columns-repeated="9"/>
          <table:table-cell table:style-name="ce2" office:value-type="float" office:value="250" calcext:value-type="float">
            <text:p>250</text:p>
          </table:table-cell>
          <table:table-cell table:style-name="ce1" office:value-type="float" office:value="0.035" calcext:value-type="float">
            <text:p>0,035</text:p>
          </table:table-cell>
          <table:table-cell table:style-name="ce1" office:value-type="float" office:value="-6.62" calcext:value-type="float">
            <text:p>-6,62</text:p>
          </table:table-cell>
        </table:table-row>
        <table:table-row table:style-name="ro1">
          <table:table-cell table:style-name="ce2"/>
          <table:table-cell table:style-name="ce3"/>
          <table:table-cell table:number-columns-repeated="4"/>
          <table:table-cell table:formula="of:=27.2114*[.F29]" office:value-type="float" office:value="0" calcext:value-type="float">
            <text:p>0</text:p>
          </table:table-cell>
          <table:table-cell table:number-columns-repeated="9"/>
          <table:table-cell table:style-name="ce2" office:value-type="float" office:value="500" calcext:value-type="float">
            <text:p>500</text:p>
          </table:table-cell>
          <table:table-cell table:style-name="ce1" office:value-type="float" office:value="0.507" calcext:value-type="float">
            <text:p>0,507</text:p>
          </table:table-cell>
          <table:table-cell table:style-name="ce1" office:value-type="float" office:value="1.33" calcext:value-type="float">
            <text:p>1,33</text:p>
          </table:table-cell>
        </table:table-row>
        <table:table-row table:style-name="ro1">
          <table:table-cell table:style-name="ce2" office:value-type="string" calcext:value-type="string">
            <text:p>480-hex</text:p>
          </table:table-cell>
          <table:table-cell table:style-name="ce3" office:value-type="float" office:value="480" calcext:value-type="float">
            <text:p>480</text:p>
          </table:table-cell>
          <table:table-cell office:value-type="float" office:value="0.19627" calcext:value-type="float">
            <text:p>0,19627</text:p>
          </table:table-cell>
          <table:table-cell office:value-type="float" office:value="84.43" calcext:value-type="float">
            <text:p>84,43</text:p>
          </table:table-cell>
          <table:table-cell office:value-type="float" office:value="-18276.67218482" calcext:value-type="float">
            <text:p>-18276,67218482</text:p>
          </table:table-cell>
          <table:table-cell table:formula="of:=[.E30]/[.B30]" office:value-type="float" office:value="-38.0764003850417" calcext:value-type="float">
            <text:p>-38,0764003850417</text:p>
          </table:table-cell>
          <table:table-cell table:formula="of:=27.2114*[.F30]" office:value-type="float" office:value="-1036.11216143752" calcext:value-type="float">
            <text:p>-1036,11216143752</text:p>
          </table:table-cell>
          <table:table-cell table:number-columns-repeated="9"/>
          <table:table-cell table:style-name="ce2" office:value-type="float" office:value="502" calcext:value-type="float">
            <text:p>502</text:p>
          </table:table-cell>
          <table:table-cell table:style-name="ce1" office:value-type="float" office:value="0.603" calcext:value-type="float">
            <text:p>0,603</text:p>
          </table:table-cell>
          <table:table-cell table:style-name="ce1" office:value-type="float" office:value="-1.69" calcext:value-type="float">
            <text:p>-1,69</text:p>
          </table:table-cell>
        </table:table-row>
        <table:table-row table:style-name="ro1">
          <table:table-cell table:style-name="ce2" office:value-type="string" calcext:value-type="string">
            <text:p>576-hex</text:p>
          </table:table-cell>
          <table:table-cell table:style-name="ce3" office:value-type="float" office:value="576" calcext:value-type="float">
            <text:p>576</text:p>
          </table:table-cell>
          <table:table-cell office:value-type="float" office:value="0.17728" calcext:value-type="float">
            <text:p>0,17728</text:p>
          </table:table-cell>
          <table:table-cell office:value-type="float" office:value="112.82" calcext:value-type="float">
            <text:p>112,82</text:p>
          </table:table-cell>
          <table:table-cell office:value-type="float" office:value="-21934.07704601" calcext:value-type="float">
            <text:p>-21934,07704601</text:p>
          </table:table-cell>
          <table:table-cell table:formula="of:=[.E31]/[.B31]" office:value-type="float" office:value="-38.0799948715451" calcext:value-type="float">
            <text:p>-38,0799948715451</text:p>
          </table:table-cell>
          <table:table-cell table:formula="of:=27.2114*[.F31]" office:value-type="float" office:value="-1036.20997244756" calcext:value-type="float">
            <text:p>-1036,20997244756</text:p>
          </table:table-cell>
          <table:table-cell table:number-columns-repeated="9"/>
          <table:table-cell table:style-name="ce2" office:value-type="float" office:value="748" calcext:value-type="float">
            <text:p>748</text:p>
          </table:table-cell>
          <table:table-cell table:style-name="ce1" office:value-type="float" office:value="0.528" calcext:value-type="float">
            <text:p>0,528</text:p>
          </table:table-cell>
          <table:table-cell table:style-name="ce1" office:value-type="float" office:value="1.88" calcext:value-type="float">
            <text:p>1,88</text:p>
          </table:table-cell>
        </table:table-row>
        <table:table-row table:style-name="ro1">
          <table:table-cell table:style-name="ce3" office:value-type="string" calcext:value-type="string">
            <text:p>672-hex</text:p>
          </table:table-cell>
          <table:table-cell table:style-name="ce3" office:value-type="float" office:value="672" calcext:value-type="float">
            <text:p>672</text:p>
          </table:table-cell>
          <table:table-cell office:value-type="float" office:value="0.13724" calcext:value-type="float">
            <text:p>0,13724</text:p>
          </table:table-cell>
          <table:table-cell office:value-type="float" office:value="143.38" calcext:value-type="float">
            <text:p>143,38</text:p>
          </table:table-cell>
          <table:table-cell office:value-type="float" office:value="-25591.47860116" calcext:value-type="float">
            <text:p>-25591,47860116</text:p>
          </table:table-cell>
          <table:table-cell table:formula="of:=[.E32]/[.B32]" office:value-type="float" office:value="-38.0825574422024" calcext:value-type="float">
            <text:p>-38,0825574422024</text:p>
          </table:table-cell>
          <table:table-cell table:formula="of:=27.2114*[.F32]" office:value-type="float" office:value="-1036.27970358275" calcext:value-type="float">
            <text:p>-1036,27970358275</text:p>
          </table:table-cell>
          <table:table-cell table:number-columns-repeated="9"/>
          <table:table-cell table:style-name="ce2" office:value-type="float" office:value="750" calcext:value-type="float">
            <text:p>750</text:p>
          </table:table-cell>
          <table:table-cell table:style-name="ce1" office:value-type="float" office:value="0.627" calcext:value-type="float">
            <text:p>0,627</text:p>
          </table:table-cell>
          <table:table-cell table:style-name="ce1" office:value-type="float" office:value="2.02" calcext:value-type="float">
            <text:p>2,02</text:p>
          </table:table-cell>
        </table:table-row>
        <table:table-row table:style-name="ro1">
          <table:table-cell table:style-name="ce3" office:value-type="string" calcext:value-type="string">
            <text:p>768-hex</text:p>
          </table:table-cell>
          <table:table-cell table:style-name="ce3" office:value-type="float" office:value="768" calcext:value-type="float">
            <text:p>768</text:p>
          </table:table-cell>
          <table:table-cell office:value-type="float" office:value="0.12594" calcext:value-type="float">
            <text:p>0,12594</text:p>
          </table:table-cell>
          <table:table-cell office:value-type="float" office:value="171.3" calcext:value-type="float">
            <text:p>171,3</text:p>
          </table:table-cell>
          <table:table-cell office:value-type="float" office:value="-29248.90783131" calcext:value-type="float">
            <text:p>-29248,90783131</text:p>
          </table:table-cell>
          <table:table-cell table:formula="of:=[.E33]/[.B33]" office:value-type="float" office:value="-38.0845154053516" calcext:value-type="float">
            <text:p>-38,0845154053516</text:p>
          </table:table-cell>
          <table:table-cell table:formula="of:=27.2114*[.F33]" office:value-type="float" office:value="-1036.33298250118" calcext:value-type="float">
            <text:p>-1036,33298250118</text:p>
          </table:table-cell>
          <table:table-cell table:number-columns-repeated="9"/>
          <table:table-cell table:style-name="ce2" office:value-type="float" office:value="1000" calcext:value-type="float">
            <text:p>1000</text:p>
          </table:table-cell>
          <table:table-cell table:style-name="ce1" office:value-type="float" office:value="0.676" calcext:value-type="float">
            <text:p>0,676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864-hex</text:p>
          </table:table-cell>
          <table:table-cell table:style-name="ce3" office:value-type="float" office:value="864" calcext:value-type="float">
            <text:p>864</text:p>
          </table:table-cell>
          <table:table-cell table:style-name="ce6" office:value-type="float" office:value="0.11342" calcext:value-type="float">
            <text:p>0,11342</text:p>
          </table:table-cell>
          <table:table-cell table:style-name="ce6" office:value-type="float" office:value="200.67" calcext:value-type="float">
            <text:p>200,67</text:p>
          </table:table-cell>
          <table:table-cell table:style-name="ce6" office:value-type="float" office:value="-32906.38012219" calcext:value-type="float">
            <text:p>-32906,38012219</text:p>
          </table:table-cell>
          <table:table-cell table:formula="of:=[.E34]/[.B34]" office:value-type="float" office:value="-38.0860881043866" calcext:value-type="float">
            <text:p>-38,0860881043866</text:p>
          </table:table-cell>
          <table:table-cell table:formula="of:=27.2114*[.F34]" office:value-type="float" office:value="-1036.37577784371" calcext:value-type="float">
            <text:p>-1036,37577784371</text:p>
          </table:table-cell>
          <table:table-cell table:number-columns-repeated="9"/>
          <table:table-cell table:style-name="ce2" office:value-type="float" office:value="1002" calcext:value-type="float">
            <text:p>1002</text:p>
          </table:table-cell>
          <table:table-cell table:style-name="ce1" office:value-type="float" office:value="0.669" calcext:value-type="float">
            <text:p>0,669</text:p>
          </table:table-cell>
          <table:table-cell table:style-name="ce1" office:value-type="float" office:value="1.73" calcext:value-type="float">
            <text:p>1,73</text:p>
          </table:table-cell>
        </table:table-row>
        <table:table-row table:style-name="ro1">
          <table:table-cell table:style-name="ce3" office:value-type="string" calcext:value-type="string">
            <text:p>960-hex</text:p>
          </table:table-cell>
          <table:table-cell table:style-name="ce3" office:value-type="float" office:value="960" calcext:value-type="float">
            <text:p>960</text:p>
          </table:table-cell>
          <table:table-cell office:value-type="float" office:value="0.09795" calcext:value-type="float">
            <text:p>0,09795</text:p>
          </table:table-cell>
          <table:table-cell office:value-type="float" office:value="235.74" calcext:value-type="float">
            <text:p>235,74</text:p>
          </table:table-cell>
          <table:table-cell office:value-type="float" office:value="-36563.82219195" calcext:value-type="float">
            <text:p>-36563,82219195</text:p>
          </table:table-cell>
          <table:table-cell table:formula="of:=[.E35]/[.B35]" office:value-type="float" office:value="-38.0873147832812" calcext:value-type="float">
            <text:p>-38,0873147832812</text:p>
          </table:table-cell>
          <table:table-cell table:formula="of:=27.2114*[.F35]" office:value-type="float" office:value="-1036.40915749378" calcext:value-type="float">
            <text:p>-1036,40915749378</text:p>
          </table:table-cell>
          <table:table-cell table:number-columns-repeated="2"/>
          <table:table-cell table:style-name="ce8"/>
          <table:table-cell table:number-columns-repeated="6"/>
          <table:table-cell table:style-name="ce2" office:value-type="float" office:value="748" calcext:value-type="float">
            <text:p>748</text:p>
          </table:table-cell>
          <table:table-cell table:style-name="ce1" office:value-type="float" office:value="0.231" calcext:value-type="float">
            <text:p>0,231</text:p>
          </table:table-cell>
          <table:table-cell table:style-name="ce1" office:value-type="float" office:value="7.08" calcext:value-type="float">
            <text:p>7,08</text:p>
          </table:table-cell>
        </table:table-row>
        <table:table-row table:style-name="ro1">
          <table:table-cell table:style-name="ce2"/>
          <table:table-cell table:style-name="ce3"/>
          <table:table-cell table:style-name="ce1" table:number-columns-repeated="3"/>
          <table:table-cell/>
          <table:table-cell table:formula="of:=27.2114*[.F36]" office:value-type="float" office:value="0" calcext:value-type="float">
            <text:p>0</text:p>
          </table:table-cell>
          <table:table-cell table:number-columns-repeated="9"/>
          <table:table-cell table:style-name="ce2" office:value-type="float" office:value="750" calcext:value-type="float">
            <text:p>750</text:p>
          </table:table-cell>
          <table:table-cell table:style-name="ce1" office:value-type="float" office:value="0.273" calcext:value-type="float">
            <text:p>0,273</text:p>
          </table:table-cell>
          <table:table-cell table:style-name="ce1" office:value-type="float" office:value="7.34" calcext:value-type="float">
            <text:p>7,34</text:p>
          </table:table-cell>
        </table:table-row>
        <table:table-row table:style-name="ro1">
          <table:table-cell table:style-name="ce3" office:value-type="string" calcext:value-type="string">
            <text:p>672-mixed</text:p>
          </table:table-cell>
          <table:table-cell table:style-name="ce6" office:value-type="float" office:value="672" calcext:value-type="float">
            <text:p>672</text:p>
          </table:table-cell>
          <table:table-cell office:value-type="float" office:value="0.09481" calcext:value-type="float">
            <text:p>0,09481</text:p>
          </table:table-cell>
          <table:table-cell office:value-type="float" office:value="94.61" calcext:value-type="float">
            <text:p>94,61</text:p>
          </table:table-cell>
          <table:table-cell office:value-type="float" office:value="-25599.01145477" calcext:value-type="float">
            <text:p>-25599,01145477</text:p>
          </table:table-cell>
          <table:table-cell table:formula="of:=[.E37]/[.B37]" office:value-type="float" office:value="-38.0937670457887" calcext:value-type="float">
            <text:p>-38,0937670457887</text:p>
          </table:table-cell>
          <table:table-cell table:formula="of:=27.2114*[.F37]" office:value-type="float" office:value="-1036.58473258977" calcext:value-type="float">
            <text:p>-1036,58473258977</text:p>
          </table:table-cell>
          <table:table-cell table:number-columns-repeated="9"/>
          <table:table-cell table:style-name="ce2" office:value-type="float" office:value="1000" calcext:value-type="float">
            <text:p>1000</text:p>
          </table:table-cell>
          <table:table-cell table:style-name="ce1" office:value-type="float" office:value="0.514" calcext:value-type="float">
            <text:p>0,514</text:p>
          </table:table-cell>
          <table:table-cell table:style-name="ce1" office:value-type="float" office:value="-4.07" calcext:value-type="float">
            <text:p>-4,07</text:p>
          </table:table-cell>
        </table:table-row>
        <table:table-row table:style-name="ro1">
          <table:table-cell table:style-name="ce3" office:value-type="string" calcext:value-type="string">
            <text:p>768-mixed</text:p>
          </table:table-cell>
          <table:table-cell table:style-name="ce6" office:value-type="float" office:value="768" calcext:value-type="float">
            <text:p>768</text:p>
          </table:table-cell>
          <table:table-cell office:value-type="float" office:value="0.11705" calcext:value-type="float">
            <text:p>0,11705</text:p>
          </table:table-cell>
          <table:table-cell office:value-type="float" office:value="119.23" calcext:value-type="float">
            <text:p>119,23</text:p>
          </table:table-cell>
          <table:table-cell office:value-type="float" office:value="-29256.07045261" calcext:value-type="float">
            <text:p>-29256,07045261</text:p>
          </table:table-cell>
          <table:table-cell table:formula="of:=[.E38]/[.B38]" office:value-type="float" office:value="-38.0938417351693" calcext:value-type="float">
            <text:p>-38,0938417351693</text:p>
          </table:table-cell>
          <table:table-cell table:formula="of:=27.2114*[.F38]" office:value-type="float" office:value="-1036.58676499239" calcext:value-type="float">
            <text:p>-1036,58676499239</text:p>
          </table:table-cell>
          <table:table-cell table:number-columns-repeated="9"/>
          <table:table-cell table:style-name="ce2" office:value-type="float" office:value="1002" calcext:value-type="float">
            <text:p>1002</text:p>
          </table:table-cell>
          <table:table-cell table:style-name="ce1" office:value-type="float" office:value="0.658" calcext:value-type="float">
            <text:p>0,658</text:p>
          </table:table-cell>
          <table:table-cell table:style-name="ce1" office:value-type="float" office:value="-4.88" calcext:value-type="float">
            <text:p>-4,88</text:p>
          </table:table-cell>
        </table:table-row>
        <table:table-row table:style-name="ro1">
          <table:table-cell table:style-name="ce3" office:value-type="string" calcext:value-type="string">
            <text:p>864-mixed</text:p>
          </table:table-cell>
          <table:table-cell table:style-name="ce6" office:value-type="float" office:value="864" calcext:value-type="float">
            <text:p>864</text:p>
          </table:table-cell>
          <table:table-cell office:value-type="float" office:value="0.03292" calcext:value-type="float">
            <text:p>0,03292</text:p>
          </table:table-cell>
          <table:table-cell office:value-type="float" office:value="101.09" calcext:value-type="float">
            <text:p>101,09</text:p>
          </table:table-cell>
          <table:table-cell office:value-type="float" office:value="-32913.48362136" calcext:value-type="float">
            <text:p>-32913,48362136</text:p>
          </table:table-cell>
          <table:table-cell table:formula="of:=[.E39]/[.B39]" office:value-type="float" office:value="-38.0943097469444" calcext:value-type="float">
            <text:p>-38,0943097469444</text:p>
          </table:table-cell>
          <table:table-cell table:formula="of:=27.2114*[.F39]" office:value-type="float" office:value="-1036.599500248" calcext:value-type="float">
            <text:p>-1036,599500248</text:p>
          </table:table-cell>
          <table:table-cell table:number-columns-repeated="9"/>
          <table:table-cell table:style-name="ce2" office:value-type="float" office:value="500" calcext:value-type="float">
            <text:p>500</text:p>
          </table:table-cell>
          <table:table-cell table:style-name="ce1" office:value-type="float" office:value="0.13848" calcext:value-type="float">
            <text:p>0,13848</text:p>
          </table:table-cell>
          <table:table-cell table:style-name="ce1" office:value-type="float" office:value="1.03" calcext:value-type="float">
            <text:p>1,03</text:p>
          </table:table-cell>
        </table:table-row>
        <table:table-row table:style-name="ro1">
          <table:table-cell table:style-name="ce3" office:value-type="string" calcext:value-type="string">
            <text:p>960-mixed</text:p>
          </table:table-cell>
          <table:table-cell table:style-name="ce6" office:value-type="float" office:value="960" calcext:value-type="float">
            <text:p>960</text:p>
          </table:table-cell>
          <table:table-cell office:value-type="float" office:value="0.06939" calcext:value-type="float">
            <text:p>0,06939</text:p>
          </table:table-cell>
          <table:table-cell office:value-type="float" office:value="-4.07" calcext:value-type="float">
            <text:p>-4,07</text:p>
          </table:table-cell>
          <table:table-cell office:value-type="float" office:value="-36570.55063192" calcext:value-type="float">
            <text:p>-36570,55063192</text:p>
          </table:table-cell>
          <table:table-cell table:formula="of:=[.E40]/[.B40]" office:value-type="float" office:value="-38.0943235749167" calcext:value-type="float">
            <text:p>-38,0943235749167</text:p>
          </table:table-cell>
          <table:table-cell table:formula="of:=27.2114*[.F40]" office:value-type="float" office:value="-1036.59987652649" calcext:value-type="float">
            <text:p>-1036,59987652649</text:p>
          </table:table-cell>
          <table:table-cell table:number-columns-repeated="9"/>
          <table:table-cell table:style-name="ce2" office:value-type="float" office:value="502" calcext:value-type="float">
            <text:p>502</text:p>
          </table:table-cell>
          <table:table-cell table:style-name="ce1" office:value-type="float" office:value="0.22205" calcext:value-type="float">
            <text:p>0,22205</text:p>
          </table:table-cell>
          <table:table-cell table:style-name="ce1" office:value-type="float" office:value="2.5" calcext:value-type="float">
            <text:p>2,5</text:p>
          </table:table-cell>
        </table:table-row>
        <table:table-row table:style-name="ro1">
          <table:table-cell table:number-columns-repeated="6"/>
          <table:table-cell table:style-name="ce1"/>
          <table:table-cell table:number-columns-repeated="9"/>
          <table:table-cell table:style-name="ce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3"/>
          <table:table-cell table:style-name="ce1" table:number-columns-repeated="3"/>
          <table:table-cell/>
          <table:table-cell table:style-name="ce1"/>
          <table:table-cell table:number-columns-repeated="9"/>
          <table:table-cell table:style-name="ce2" office:value-type="float" office:value="1002" calcext:value-type="float">
            <text:p>1002</text:p>
          </table:table-cell>
          <table:table-cell table:style-name="ce1" office:value-type="float" office:value="0.339" calcext:value-type="float">
            <text:p>0,339</text:p>
          </table:table-cell>
          <table:table-cell table:style-name="ce1" office:value-type="float" office:value="7.1" calcext:value-type="float">
            <text:p>7,1</text:p>
          </table:table-cell>
        </table:table-row>
        <table:table-row table:style-name="ro1" table:number-rows-repeated="4">
          <table:table-cell table:style-name="ce2"/>
          <table:table-cell table:style-name="ce3"/>
          <table:table-cell table:style-name="ce1" table:number-columns-repeated="3"/>
          <table:table-cell/>
          <table:table-cell table:style-name="ce1"/>
          <table:table-cell table:number-columns-repeated="12"/>
        </table:table-row>
        <table:table-row table:style-name="ro1">
          <table:table-cell table:style-name="ce2"/>
          <table:table-cell table:style-name="ce3"/>
          <table:table-cell table:number-columns-repeated="17"/>
        </table:table-row>
        <table:table-row table:style-name="ro1">
          <table:table-cell table:style-name="ce2"/>
          <table:table-cell table:style-name="ce3"/>
          <table:table-cell table:style-name="ce1" table:number-columns-repeated="3"/>
          <table:table-cell/>
          <table:table-cell table:style-name="ce1"/>
          <table:table-cell table:number-columns-repeated="12"/>
        </table:table-row>
        <table:table-row table:style-name="ro1">
          <table:table-cell table:style-name="ce2"/>
          <table:table-cell table:style-name="ce3"/>
          <table:table-cell table:number-columns-repeated="17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6"/>
          <table:table-cell table:style-name="ce6"/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 table:number-rows-repeated="3">
          <table:table-cell/>
          <table:table-cell table:style-name="ce6"/>
          <table:table-cell table:number-columns-repeated="17"/>
        </table:table-row>
        <table:table-row table:style-name="ro1" table:number-rows-repeated="53">
          <table:table-cell table:number-columns-repeated="19"/>
        </table:table-row>
        <table:table-row table:style-name="ro1">
          <table:table-cell table:number-columns-repeated="6"/>
          <table:table-cell office:value-type="float" office:value="0.54" calcext:value-type="float">
            <text:p>0,54</text:p>
          </table:table-cell>
          <table:table-cell office:value-type="float" office:value="0.27" calcext:value-type="float">
            <text:p>0,27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m06-2x</text:p>
          </table:table-cell>
          <table:table-cell office:value-type="string" calcext:value-type="string">
            <text:p>m06</text:p>
          </table:table-cell>
          <table:table-cell office:value-type="string" calcext:value-type="string">
            <text:p>pbe0</text:p>
          </table:table-cell>
          <table:table-cell office:value-type="string" calcext:value-type="string">
            <text:p>b3-lyp</text:p>
          </table:table-cell>
          <table:table-cell office:value-type="string" calcext:value-type="string">
            <text:p>tpssh</text:p>
          </table:table-cell>
          <table:table-cell office:value-type="string" calcext:value-type="string">
            <text:p>pbe</text:p>
          </table:table-cell>
          <table:table-cell office:value-type="string" calcext:value-type="string">
            <text:p>kt3</text:p>
          </table:table-cell>
          <table:table-cell office:value-type="string" calcext:value-type="string">
            <text:p>tp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480-b</text:p>
          </table:table-cell>
          <table:table-cell table:style-name="ce3" office:value-type="float" office:value="480" calcext:value-type="float">
            <text:p>480</text:p>
          </table:table-cell>
          <table:table-cell office:value-type="float" office:value="0.1551" calcext:value-type="float">
            <text:p>0,1551</text:p>
          </table:table-cell>
          <table:table-cell office:value-type="float" office:value="73.7" calcext:value-type="float">
            <text:p>73,7</text:p>
          </table:table-cell>
          <table:table-cell/>
          <table:table-cell office:value-type="float" office:value="0.95735" calcext:value-type="float">
            <text:p>0,95735</text:p>
          </table:table-cell>
          <table:table-cell office:value-type="float" office:value="112.69" calcext:value-type="float">
            <text:p>112,69</text:p>
          </table:table-cell>
          <table:table-cell table:number-columns-repeated="6"/>
          <table:table-cell office:value-type="float" office:value="73.7" calcext:value-type="float">
            <text:p>73,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576-b</text:p>
          </table:table-cell>
          <table:table-cell table:style-name="ce3" office:value-type="float" office:value="576" calcext:value-type="float">
            <text:p>576</text:p>
          </table:table-cell>
          <table:table-cell office:value-type="float" office:value="0.18253" calcext:value-type="float">
            <text:p>0,18253</text:p>
          </table:table-cell>
          <table:table-cell office:value-type="float" office:value="117.84" calcext:value-type="float">
            <text:p>117,84</text:p>
          </table:table-cell>
          <table:table-cell/>
          <table:table-cell office:value-type="float" office:value="0.81829" calcext:value-type="float">
            <text:p>0,81829</text:p>
          </table:table-cell>
          <table:table-cell office:value-type="float" office:value="164.76" calcext:value-type="float">
            <text:p>164,76</text:p>
          </table:table-cell>
          <table:table-cell office:value-type="float" office:value="142.65" calcext:value-type="float">
            <text:p>142,65</text:p>
          </table:table-cell>
          <table:table-cell office:value-type="float" office:value="140.07" calcext:value-type="float">
            <text:p>140,07</text:p>
          </table:table-cell>
          <table:table-cell office:value-type="float" office:value="135.07" calcext:value-type="float">
            <text:p>135,07</text:p>
          </table:table-cell>
          <table:table-cell office:value-type="float" office:value="126.92" calcext:value-type="float">
            <text:p>126,92</text:p>
          </table:table-cell>
          <table:table-cell office:value-type="float" office:value="117.43" calcext:value-type="float">
            <text:p>117,43</text:p>
          </table:table-cell>
          <table:table-cell office:value-type="float" office:value="117.91" calcext:value-type="float">
            <text:p>117,91</text:p>
          </table:table-cell>
          <table:table-cell office:value-type="float" office:value="117.84" calcext:value-type="float">
            <text:p>117,8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672-b</text:p>
          </table:table-cell>
          <table:table-cell table:style-name="ce3" office:value-type="float" office:value="672" calcext:value-type="float">
            <text:p>672</text:p>
          </table:table-cell>
          <table:table-cell office:value-type="float" office:value="0.08043" calcext:value-type="float">
            <text:p>0,08043</text:p>
          </table:table-cell>
          <table:table-cell office:value-type="float" office:value="-94.63" calcext:value-type="float">
            <text:p>-94,63</text:p>
          </table:table-cell>
          <table:table-cell/>
          <table:table-cell office:value-type="float" office:value="1.2689" calcext:value-type="float">
            <text:p>1,2689</text:p>
          </table:table-cell>
          <table:table-cell office:value-type="float" office:value="-8.6" calcext:value-type="float">
            <text:p>-8,6</text:p>
          </table:table-cell>
          <table:table-cell office:value-type="float" office:value="-30.17" calcext:value-type="float">
            <text:p>-30,17</text:p>
          </table:table-cell>
          <table:table-cell office:value-type="float" office:value="-36.64" calcext:value-type="float">
            <text:p>-36,64</text:p>
          </table:table-cell>
          <table:table-cell office:value-type="float" office:value="-43.4" calcext:value-type="float">
            <text:p>-43,4</text:p>
          </table:table-cell>
          <table:table-cell office:value-type="float" office:value="-69.18" calcext:value-type="float">
            <text:p>-69,18</text:p>
          </table:table-cell>
          <table:table-cell office:value-type="float" office:value="-98.78" calcext:value-type="float">
            <text:p>-98,78</text:p>
          </table:table-cell>
          <table:table-cell office:value-type="float" office:value="-85.09" calcext:value-type="float">
            <text:p>-85,09</text:p>
          </table:table-cell>
          <table:table-cell office:value-type="float" office:value="-94.63" calcext:value-type="float">
            <text:p>-94,6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768-b</text:p>
          </table:table-cell>
          <table:table-cell table:style-name="ce3" office:value-type="float" office:value="768" calcext:value-type="float">
            <text:p>768</text:p>
          </table:table-cell>
          <table:table-cell office:value-type="float" office:value="0.19023" calcext:value-type="float">
            <text:p>0,19023</text:p>
          </table:table-cell>
          <table:table-cell office:value-type="float" office:value="148.99" calcext:value-type="float">
            <text:p>148,99</text:p>
          </table:table-cell>
          <table:table-cell/>
          <table:table-cell office:value-type="float" office:value="0.70271" calcext:value-type="float">
            <text:p>0,70271</text:p>
          </table:table-cell>
          <table:table-cell office:value-type="float" office:value="218.97" calcext:value-type="float">
            <text:p>218,97</text:p>
          </table:table-cell>
          <table:table-cell table:number-columns-repeated="6"/>
          <table:table-cell office:value-type="float" office:value="148.99" calcext:value-type="float">
            <text:p>148,9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864-b</text:p>
          </table:table-cell>
          <table:table-cell table:style-name="ce3" office:value-type="float" office:value="864" calcext:value-type="float">
            <text:p>864</text:p>
          </table:table-cell>
          <table:table-cell office:value-type="float" office:value="0.08184" calcext:value-type="float">
            <text:p>0,08184</text:p>
          </table:table-cell>
          <table:table-cell office:value-type="float" office:value="172.34" calcext:value-type="float">
            <text:p>172,34</text:p>
          </table:table-cell>
          <table:table-cell/>
          <table:table-cell office:value-type="float" office:value="0.43822" calcext:value-type="float">
            <text:p>0,43822</text:p>
          </table:table-cell>
          <table:table-cell office:value-type="float" office:value="241.5" calcext:value-type="float">
            <text:p>241,5</text:p>
          </table:table-cell>
          <table:table-cell table:number-columns-repeated="6"/>
          <table:table-cell office:value-type="float" office:value="172.34" calcext:value-type="float">
            <text:p>172,34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960-b</text:p>
          </table:table-cell>
          <table:table-cell table:style-name="ce3" office:value-type="float" office:value="960" calcext:value-type="float">
            <text:p>960</text:p>
          </table:table-cell>
          <table:table-cell office:value-type="float" office:value="0.09881" calcext:value-type="float">
            <text:p>0,09881</text:p>
          </table:table-cell>
          <table:table-cell office:value-type="float" office:value="177.64" calcext:value-type="float">
            <text:p>177,64</text:p>
          </table:table-cell>
          <table:table-cell/>
          <table:table-cell office:value-type="float" office:value="0.18464" calcext:value-type="float">
            <text:p>0,18464</text:p>
          </table:table-cell>
          <table:table-cell office:value-type="float" office:value="235.2" calcext:value-type="float">
            <text:p>235,2</text:p>
          </table:table-cell>
          <table:table-cell table:number-columns-repeated="6"/>
          <table:table-cell office:value-type="float" office:value="177.64" calcext:value-type="float">
            <text:p>177,6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3">00.00.0000</text:date>, <text:time style:data-style-name="N2" text:time-value="17:38:40.2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09:48:06.218936269</meta:creation-date>
    <meta:editing-duration>P4DT8H28M47S</meta:editing-duration>
    <meta:editing-cycles>6</meta:editing-cycles>
    <meta:generator>LibreOffice/6.0.1.1$Windows_X86_64 LibreOffice_project/60bfb1526849283ce2491346ed2aa51c465abfe6</meta:generator>
    <dc:date>2018-05-08T11:02:37.961733510</dc:date>
    <meta:print-date>2018-05-23T10:26:54.145974464</meta:print-date>
    <meta:document-statistic meta:table-count="1" meta:cell-count="42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04cm" svg:y="2.98cm" style:legend-expansion="high" chart:style-name="ch2"/>
        <chart:plot-area chart:style-name="ch3" table:cell-range-address="Sheet1.C2:Sheet1.D10 Sheet1.D12:Sheet1.D17 Sheet1.D19:Sheet1.D23 Sheet1.D25:Sheet1.D28 Sheet1.D30:Sheet1.D35 Sheet1.D37:Sheet1.D40" svg:x="0.32cm" svg:y="0.18cm" svg:width="13.264cm" svg:height="8.64cm">
          <chartooo:coordinate-region svg:x="2.199cm" svg:y="0.375cm" svg:width="11.136cm" svg:height="8.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10" chart:class="chart:scatter">
            <chart:domain table:cell-range-address="Sheet1.C2:Sheet1.C10"/>
            <chart:data-point chart:repeated="9"/>
          </chart:series>
          <chart:series chart:style-name="ch8" chart:values-cell-range-address="Sheet1.D12:Sheet1.D17" chart:class="chart:scatter">
            <chart:domain table:cell-range-address="Sheet1.C12:Sheet1.C17"/>
            <chart:data-point chart:repeated="6"/>
          </chart:series>
          <chart:series chart:style-name="ch9" chart:values-cell-range-address="Sheet1.D19:Sheet1.D23" chart:class="chart:scatter">
            <chart:domain table:cell-range-address="Sheet1.C19:Sheet1.C23"/>
            <chart:data-point chart:repeated="5"/>
          </chart:series>
          <chart:series chart:style-name="ch10" chart:values-cell-range-address="Sheet1.D25:Sheet1.D28" chart:class="chart:scatter">
            <chart:domain table:cell-range-address="Sheet1.C25:Sheet1.C28"/>
            <chart:data-point chart:repeated="4"/>
          </chart:series>
          <chart:series chart:style-name="ch11" chart:values-cell-range-address="Sheet1.D30:Sheet1.D35" chart:class="chart:scatter">
            <chart:domain table:cell-range-address="Sheet1.C30:Sheet1.C35"/>
            <chart:data-point chart:repeated="6"/>
          </chart:series>
          <chart:series chart:style-name="ch12" chart:values-cell-range-address="Sheet1.D37:Sheet1.D40" chart:class="chart:scatter">
            <chart:domain table:cell-range-address="Sheet1.C37:Sheet1.C40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2551">
                <text:p>1.32551</text:p>
                <draw:g>
                  <svg:desc>Sheet1.C2:Sheet1.C10</svg:desc>
                </draw:g>
              </table:table-cell>
              <table:table-cell office:value-type="float" office:value="-3.52">
                <text:p>-3.52</text:p>
                <draw:g>
                  <svg:desc>Sheet1.D2:Sheet1.D10</svg:desc>
                </draw:g>
              </table:table-cell>
              <table:table-cell office:value-type="float" office:value="0.1551">
                <text:p>0.1551</text:p>
                <draw:g>
                  <svg:desc>Sheet1.C12:Sheet1.C17</svg:desc>
                </draw:g>
              </table:table-cell>
              <table:table-cell office:value-type="float" office:value="73.7">
                <text:p>73.7</text:p>
                <draw:g>
                  <svg:desc>Sheet1.D12:Sheet1.D17</svg:desc>
                </draw:g>
              </table:table-cell>
              <table:table-cell office:value-type="float" office:value="0.26219">
                <text:p>0.26219</text:p>
                <draw:g>
                  <svg:desc>Sheet1.C19:Sheet1.C23</svg:desc>
                </draw:g>
              </table:table-cell>
              <table:table-cell office:value-type="float" office:value="-8.35">
                <text:p>-8.35</text:p>
                <draw:g>
                  <svg:desc>Sheet1.D19:Sheet1.D23</svg:desc>
                </draw:g>
              </table:table-cell>
              <table:table-cell office:value-type="float" office:value="NaN">
                <text:p>NaN</text:p>
                <draw:g>
                  <svg:desc>Sheet1.C25:Sheet1.C28</svg:desc>
                </draw:g>
              </table:table-cell>
              <table:table-cell office:value-type="float" office:value="NaN">
                <text:p>NaN</text:p>
                <draw:g>
                  <svg:desc>Sheet1.D25:Sheet1.D28</svg:desc>
                </draw:g>
              </table:table-cell>
              <table:table-cell office:value-type="float" office:value="0.19627">
                <text:p>0.19627</text:p>
                <draw:g>
                  <svg:desc>Sheet1.C30:Sheet1.C35</svg:desc>
                </draw:g>
              </table:table-cell>
              <table:table-cell office:value-type="float" office:value="84.43">
                <text:p>84.43</text:p>
                <draw:g>
                  <svg:desc>Sheet1.D30:Sheet1.D35</svg:desc>
                </draw:g>
              </table:table-cell>
              <table:table-cell office:value-type="float" office:value="0.09481">
                <text:p>0.09481</text:p>
                <draw:g>
                  <svg:desc>Sheet1.C37:Sheet1.C40</svg:desc>
                </draw:g>
              </table:table-cell>
              <table:table-cell office:value-type="float" office:value="94.61">
                <text:p>94.61</text:p>
                <draw:g>
                  <svg:desc>Sheet1.D37:Sheet1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498">
                <text:p>0.32498</text:p>
              </table:table-cell>
              <table:table-cell office:value-type="float" office:value="-0.57">
                <text:p>-0.57</text:p>
              </table:table-cell>
              <table:table-cell office:value-type="float" office:value="0.18253">
                <text:p>0.18253</text:p>
              </table:table-cell>
              <table:table-cell office:value-type="float" office:value="117.84">
                <text:p>117.84</text:p>
              </table:table-cell>
              <table:table-cell office:value-type="float" office:value="0.06737">
                <text:p>0.06737</text:p>
              </table:table-cell>
              <table:table-cell office:value-type="float" office:value="-94.02">
                <text:p>-94.02</text:p>
              </table:table-cell>
              <table:table-cell office:value-type="float" office:value="0.15881">
                <text:p>0.15881</text:p>
              </table:table-cell>
              <table:table-cell office:value-type="float" office:value="9.481896">
                <text:p>9.481896</text:p>
              </table:table-cell>
              <table:table-cell office:value-type="float" office:value="0.17728">
                <text:p>0.17728</text:p>
              </table:table-cell>
              <table:table-cell office:value-type="float" office:value="112.82">
                <text:p>112.82</text:p>
              </table:table-cell>
              <table:table-cell office:value-type="float" office:value="0.11705">
                <text:p>0.11705</text:p>
              </table:table-cell>
              <table:table-cell office:value-type="float" office:value="119.23">
                <text:p>119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209">
                <text:p>0.29209</text:p>
              </table:table-cell>
              <table:table-cell office:value-type="float" office:value="-2.39">
                <text:p>-2.39</text:p>
              </table:table-cell>
              <table:table-cell office:value-type="float" office:value="0.08043">
                <text:p>0.08043</text:p>
              </table:table-cell>
              <table:table-cell office:value-type="float" office:value="-94.63">
                <text:p>-94.63</text:p>
              </table:table-cell>
              <table:table-cell office:value-type="float" office:value="0.24864">
                <text:p>0.24864</text:p>
              </table:table-cell>
              <table:table-cell office:value-type="float" office:value="-12.91">
                <text:p>-12.91</text:p>
              </table:table-cell>
              <table:table-cell office:value-type="float" office:value="0.31037">
                <text:p>0.31037</text:p>
              </table:table-cell>
              <table:table-cell office:value-type="float" office:value="1.69">
                <text:p>1.69</text:p>
              </table:table-cell>
              <table:table-cell office:value-type="float" office:value="0.13724">
                <text:p>0.13724</text:p>
              </table:table-cell>
              <table:table-cell office:value-type="float" office:value="143.38">
                <text:p>143.38</text:p>
              </table:table-cell>
              <table:table-cell office:value-type="float" office:value="0.03292">
                <text:p>0.03292</text:p>
              </table:table-cell>
              <table:table-cell office:value-type="float" office:value="101.09">
                <text:p>101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2477">
                <text:p>0.52477</text:p>
              </table:table-cell>
              <table:table-cell office:value-type="float" office:value="-2.45">
                <text:p>-2.45</text:p>
              </table:table-cell>
              <table:table-cell office:value-type="float" office:value="0.19023">
                <text:p>0.19023</text:p>
              </table:table-cell>
              <table:table-cell office:value-type="float" office:value="148.99">
                <text:p>148.99</text:p>
              </table:table-cell>
              <table:table-cell office:value-type="float" office:value="0.3564">
                <text:p>0.3564</text:p>
              </table:table-cell>
              <table:table-cell office:value-type="float" office:value="-3.47">
                <text:p>-3.47</text:p>
              </table:table-cell>
              <table:table-cell office:value-type="float" office:value="0.17147">
                <text:p>0.17147</text:p>
              </table:table-cell>
              <table:table-cell office:value-type="float" office:value="1.09">
                <text:p>1.09</text:p>
              </table:table-cell>
              <table:table-cell office:value-type="float" office:value="0.12594">
                <text:p>0.12594</text:p>
              </table:table-cell>
              <table:table-cell office:value-type="float" office:value="171.3">
                <text:p>171.3</text:p>
              </table:table-cell>
              <table:table-cell office:value-type="float" office:value="0.06939">
                <text:p>0.06939</text:p>
              </table:table-cell>
              <table:table-cell office:value-type="float" office:value="-4.07">
                <text:p>-4.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111">
                <text:p>0.04111</text:p>
              </table:table-cell>
              <table:table-cell office:value-type="float" office:value="57.72">
                <text:p>57.72</text:p>
              </table:table-cell>
              <table:table-cell office:value-type="float" office:value="0.08184">
                <text:p>0.08184</text:p>
              </table:table-cell>
              <table:table-cell office:value-type="float" office:value="172.34">
                <text:p>172.34</text:p>
              </table:table-cell>
              <table:table-cell office:value-type="float" office:value="0.33444">
                <text:p>0.33444</text:p>
              </table:table-cell>
              <table:table-cell office:value-type="float" office:value="-1.5">
                <text:p>-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342">
                <text:p>0.11342</text:p>
              </table:table-cell>
              <table:table-cell office:value-type="float" office:value="200.67">
                <text:p>20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933">
                <text:p>0.39933</text:p>
              </table:table-cell>
              <table:table-cell office:value-type="float" office:value="-2.17">
                <text:p>-2.17</text:p>
              </table:table-cell>
              <table:table-cell office:value-type="float" office:value="0.09881">
                <text:p>0.09881</text:p>
              </table:table-cell>
              <table:table-cell office:value-type="float" office:value="177.64">
                <text:p>177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795">
                <text:p>0.09795</text:p>
              </table:table-cell>
              <table:table-cell office:value-type="float" office:value="235.74">
                <text:p>235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571">
                <text:p>0.22571</text:p>
              </table:table-cell>
              <table:table-cell office:value-type="float" office:value="-3.83">
                <text:p>-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777">
                <text:p>0.08777</text:p>
              </table:table-cell>
              <table:table-cell office:value-type="float" office:value="-1.91">
                <text:p>-1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318">
                <text:p>0.31318</text:p>
              </table:table-cell>
              <table:table-cell office:value-type="float" office:value="-2.66">
                <text:p>-2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38.0945" chart:maximum="-38.07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14.477cm" xlink:href=".." xlink:type="simple" chart:class="chart:scatter" chart:style-name="ch1">
        <chart:legend chart:legend-position="end" svg:x="13.938cm" svg:y="5.718cm" style:legend-expansion="high" chart:style-name="ch2"/>
        <chart:plot-area chart:style-name="ch3" table:cell-range-address="Sheet1.B2:Sheet1.B10 Sheet1.F2:Sheet1.F10 Sheet1.F12:Sheet1.F17 Sheet1.F19:Sheet1.F23 Sheet1.F25:Sheet1.F28 Sheet1.F30:Sheet1.F35 Sheet1.F37:Sheet1.F40" svg:x="0.319cm" svg:y="0.289cm" svg:width="13.3cm" svg:height="13.899cm">
          <chartooo:coordinate-region svg:x="1.769cm" svg:y="0.416cm" svg:width="11.46cm" svg:height="13.7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10" chart:class="chart:scatter">
            <chart:domain table:cell-range-address="Sheet1.B2:Sheet1.B10"/>
            <chart:data-point chart:repeated="3"/>
            <chart:data-point chart:style-name="ch8" chart:repeated="2"/>
            <chart:data-point chart:repeated="4"/>
          </chart:series>
          <chart:series chart:style-name="ch9" chart:values-cell-range-address="Sheet1.F12:Sheet1.F17" chart:class="chart:scatter">
            <chart:domain table:cell-range-address="Sheet1.B12:Sheet1.B17"/>
            <chart:data-point chart:repeated="6"/>
          </chart:series>
          <chart:series chart:style-name="ch10" chart:values-cell-range-address="Sheet1.F19:Sheet1.F23" chart:class="chart:scatter">
            <chart:domain table:cell-range-address="Sheet1.B19:Sheet1.B23"/>
            <chart:data-point chart:repeated="5"/>
          </chart:series>
          <chart:series chart:style-name="ch11" chart:values-cell-range-address="Sheet1.F25:Sheet1.F28" chart:class="chart:scatter">
            <chart:domain table:cell-range-address="Sheet1.B25:Sheet1.B28"/>
            <chart:data-point chart:repeated="4"/>
          </chart:series>
          <chart:series chart:style-name="ch12" chart:values-cell-range-address="Sheet1.F30:Sheet1.F35" chart:class="chart:scatter">
            <chart:domain table:cell-range-address="Sheet1.B30:Sheet1.B35"/>
            <chart:data-point chart:repeated="6"/>
          </chart:series>
          <chart:series chart:style-name="ch13" chart:values-cell-range-address="Sheet1.F37:Sheet1.F40" chart:class="chart:scatter">
            <chart:domain table:cell-range-address="Sheet1.B37:Sheet1.B40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F</text:p>
              </table:table-cell>
              <table:table-cell office:value-type="string">
                <text:p>Spalte B</text:p>
              </table:table-cell>
              <table:table-cell office:value-type="string">
                <text:p>Spalte F</text:p>
              </table:table-cell>
              <table:table-cell office:value-type="string">
                <text:p>Spalte B</text:p>
              </table:table-cell>
              <table:table-cell office:value-type="string">
                <text:p>Spalte F</text:p>
              </table:table-cell>
              <table:table-cell office:value-type="string">
                <text:p>Spalte B</text:p>
              </table:table-cell>
              <table:table-cell office:value-type="string">
                <text:p>Spalte F</text:p>
              </table:table-cell>
              <table:table-cell office:value-type="string">
                <text:p>Spalte B</text:p>
              </table:table-cell>
              <table:table-cell office:value-type="string">
                <text:p>Spalte F</text:p>
              </table:table-cell>
              <table:table-cell office:value-type="string">
                <text:p>Spalte B</text:p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">
                <text:p>192</text:p>
                <draw:g>
                  <svg:desc>Sheet1.B2:Sheet1.B10</svg:desc>
                </draw:g>
              </table:table-cell>
              <table:table-cell office:value-type="float" office:value="-38.0908235678177">
                <text:p>-38.0908235678177</text:p>
                <draw:g>
                  <svg:desc>Sheet1.F2:Sheet1.F10</svg:desc>
                </draw:g>
              </table:table-cell>
              <table:table-cell office:value-type="float" office:value="480">
                <text:p>480</text:p>
                <draw:g>
                  <svg:desc>Sheet1.B12:Sheet1.B17</svg:desc>
                </draw:g>
              </table:table-cell>
              <table:table-cell office:value-type="float" office:value="-38.092940364375">
                <text:p>-38.092940364375</text:p>
                <draw:g>
                  <svg:desc>Sheet1.F12:Sheet1.F17</svg:desc>
                </draw:g>
              </table:table-cell>
              <table:table-cell office:value-type="float" office:value="252">
                <text:p>252</text:p>
                <draw:g>
                  <svg:desc>Sheet1.B19:Sheet1.B23</svg:desc>
                </draw:g>
              </table:table-cell>
              <table:table-cell office:value-type="float" office:value="-38.0903419625">
                <text:p>-38.0903419625</text:p>
                <draw:g>
                  <svg:desc>Sheet1.F19:Sheet1.F23</svg:desc>
                </draw:g>
              </table:table-cell>
              <table:table-cell office:value-type="float" office:value="420">
                <text:p>420</text:p>
                <draw:g>
                  <svg:desc>Sheet1.B25:Sheet1.B28</svg:desc>
                </draw:g>
              </table:table-cell>
              <table:table-cell office:value-type="float" office:value="0">
                <text:p>0</text:p>
                <draw:g>
                  <svg:desc>Sheet1.F25:Sheet1.F28</svg:desc>
                </draw:g>
              </table:table-cell>
              <table:table-cell office:value-type="float" office:value="480">
                <text:p>480</text:p>
                <draw:g>
                  <svg:desc>Sheet1.B30:Sheet1.B35</svg:desc>
                </draw:g>
              </table:table-cell>
              <table:table-cell office:value-type="float" office:value="-38.0764003850417">
                <text:p>-38.0764003850417</text:p>
                <draw:g>
                  <svg:desc>Sheet1.F30:Sheet1.F35</svg:desc>
                </draw:g>
              </table:table-cell>
              <table:table-cell office:value-type="float" office:value="672">
                <text:p>672</text:p>
                <draw:g>
                  <svg:desc>Sheet1.B37:Sheet1.B40</svg:desc>
                </draw:g>
              </table:table-cell>
              <table:table-cell office:value-type="float" office:value="-38.0937670457887">
                <text:p>-38.0937670457887</text:p>
                <draw:g>
                  <svg:desc>Sheet1.F37:Sheet1.F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8">
                <text:p>288</text:p>
              </table:table-cell>
              <table:table-cell office:value-type="float" office:value="-38.0913227058333">
                <text:p>-38.0913227058333</text:p>
              </table:table-cell>
              <table:table-cell office:value-type="float" office:value="576">
                <text:p>576</text:p>
              </table:table-cell>
              <table:table-cell office:value-type="float" office:value="-38.0931788479861">
                <text:p>-38.0931788479861</text:p>
              </table:table-cell>
              <table:table-cell office:value-type="float" office:value="420">
                <text:p>420</text:p>
              </table:table-cell>
              <table:table-cell office:value-type="float" office:value="-38.0913872784524">
                <text:p>-38.0913872784524</text:p>
              </table:table-cell>
              <table:table-cell office:value-type="float" office:value="588">
                <text:p>588</text:p>
              </table:table-cell>
              <table:table-cell office:value-type="float" office:value="-38.0815861323299">
                <text:p>-38.0815861323299</text:p>
              </table:table-cell>
              <table:table-cell office:value-type="float" office:value="576">
                <text:p>576</text:p>
              </table:table-cell>
              <table:table-cell office:value-type="float" office:value="-38.0799948715451">
                <text:p>-38.0799948715451</text:p>
              </table:table-cell>
              <table:table-cell office:value-type="float" office:value="768">
                <text:p>768</text:p>
              </table:table-cell>
              <table:table-cell office:value-type="float" office:value="-38.0938417351693">
                <text:p>-38.0938417351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4">
                <text:p>384</text:p>
              </table:table-cell>
              <table:table-cell office:value-type="float" office:value="-38.0918456396875">
                <text:p>-38.0918456396875</text:p>
              </table:table-cell>
              <table:table-cell office:value-type="float" office:value="672">
                <text:p>672</text:p>
              </table:table-cell>
              <table:table-cell office:value-type="float" office:value="-38.0933072213839">
                <text:p>-38.0933072213839</text:p>
              </table:table-cell>
              <table:table-cell office:value-type="float" office:value="588">
                <text:p>588</text:p>
              </table:table-cell>
              <table:table-cell office:value-type="float" office:value="-38.0921941521599">
                <text:p>-38.0921941521599</text:p>
              </table:table-cell>
              <table:table-cell office:value-type="float" office:value="756">
                <text:p>756</text:p>
              </table:table-cell>
              <table:table-cell office:value-type="float" office:value="-38.0851487383598">
                <text:p>-38.0851487383598</text:p>
              </table:table-cell>
              <table:table-cell office:value-type="float" office:value="672">
                <text:p>672</text:p>
              </table:table-cell>
              <table:table-cell office:value-type="float" office:value="-38.0825574422024">
                <text:p>-38.0825574422024</text:p>
              </table:table-cell>
              <table:table-cell office:value-type="float" office:value="864">
                <text:p>864</text:p>
              </table:table-cell>
              <table:table-cell office:value-type="float" office:value="-38.0943097469444">
                <text:p>-38.0943097469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0">
                <text:p>480</text:p>
              </table:table-cell>
              <table:table-cell office:value-type="float" office:value="-38.0922726442292">
                <text:p>-38.0922726442292</text:p>
              </table:table-cell>
              <table:table-cell office:value-type="float" office:value="768">
                <text:p>768</text:p>
              </table:table-cell>
              <table:table-cell office:value-type="float" office:value="-38.0933843359115">
                <text:p>-38.0933843359115</text:p>
              </table:table-cell>
              <table:table-cell office:value-type="float" office:value="756">
                <text:p>756</text:p>
              </table:table-cell>
              <table:table-cell office:value-type="float" office:value="-38.0926717756481">
                <text:p>-38.0926717756481</text:p>
              </table:table-cell>
              <table:table-cell office:value-type="float" office:value="924">
                <text:p>924</text:p>
              </table:table-cell>
              <table:table-cell office:value-type="float" office:value="-38.0874067291667">
                <text:p>-38.0874067291667</text:p>
              </table:table-cell>
              <table:table-cell office:value-type="float" office:value="768">
                <text:p>768</text:p>
              </table:table-cell>
              <table:table-cell office:value-type="float" office:value="-38.0845154053516">
                <text:p>-38.0845154053516</text:p>
              </table:table-cell>
              <table:table-cell office:value-type="float" office:value="960">
                <text:p>960</text:p>
              </table:table-cell>
              <table:table-cell office:value-type="float" office:value="-38.0943235749167">
                <text:p>-38.0943235749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6">
                <text:p>576</text:p>
              </table:table-cell>
              <table:table-cell office:value-type="float" office:value="-38.0924134946354">
                <text:p>-38.0924134946354</text:p>
              </table:table-cell>
              <table:table-cell office:value-type="float" office:value="864">
                <text:p>864</text:p>
              </table:table-cell>
              <table:table-cell office:value-type="float" office:value="-38.0934488654398">
                <text:p>-38.0934488654398</text:p>
              </table:table-cell>
              <table:table-cell office:value-type="float" office:value="924">
                <text:p>924</text:p>
              </table:table-cell>
              <table:table-cell office:value-type="float" office:value="-38.0929684222078">
                <text:p>-38.0929684222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">
                <text:p>864</text:p>
              </table:table-cell>
              <table:table-cell office:value-type="float" office:value="-38.0860881043866">
                <text:p>-38.0860881043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2">
                <text:p>672</text:p>
              </table:table-cell>
              <table:table-cell office:value-type="float" office:value="-38.0926896100893">
                <text:p>-38.0926896100893</text:p>
              </table:table-cell>
              <table:table-cell office:value-type="float" office:value="960">
                <text:p>960</text:p>
              </table:table-cell>
              <table:table-cell office:value-type="float" office:value="-38.0934738011771">
                <text:p>-38.093473801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0">
                <text:p>960</text:p>
              </table:table-cell>
              <table:table-cell office:value-type="float" office:value="-38.0873147832812">
                <text:p>-38.0873147832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8">
                <text:p>768</text:p>
              </table:table-cell>
              <table:table-cell office:value-type="float" office:value="-38.0928150789062">
                <text:p>-38.092815078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4">
                <text:p>864</text:p>
              </table:table-cell>
              <table:table-cell office:value-type="float" office:value="-38.0928961381366">
                <text:p>-38.092896138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0">
                <text:p>960</text:p>
              </table:table-cell>
              <table:table-cell office:value-type="float" office:value="-38.0930192834896">
                <text:p>-38.0930192834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50" chart:maximum="2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14.477cm" xlink:href=".." xlink:type="simple" chart:class="chart:scatter" chart:style-name="ch1">
        <chart:legend chart:legend-position="end" svg:x="13.902cm" svg:y="5.718cm" style:legend-expansion="high" chart:style-name="ch2"/>
        <chart:plot-area chart:style-name="ch3" table:cell-range-address="Sheet1.B2:Sheet1.B10 Sheet1.D2:Sheet1.D10 Sheet1.D12:Sheet1.D17 Sheet1.D19:Sheet1.D23 Sheet1.D25:Sheet1.D28 Sheet1.D30:Sheet1.D35 Sheet1.D37:Sheet1.D40" svg:x="0.319cm" svg:y="0.289cm" svg:width="13.264cm" svg:height="13.899cm">
          <chartooo:coordinate-region svg:x="1.276cm" svg:y="0.485cm" svg:width="11.917cm" svg:height="13.5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10" chart:class="chart:scatter">
            <chart:domain table:cell-range-address="Sheet1.B2:Sheet1.B10"/>
            <chart:data-point chart:repeated="3"/>
            <chart:data-point chart:style-name="ch8" chart:repeated="2"/>
            <chart:data-point chart:repeated="4"/>
          </chart:series>
          <chart:series chart:style-name="ch9" chart:values-cell-range-address="Sheet1.D12:Sheet1.D17" chart:class="chart:scatter">
            <chart:domain table:cell-range-address="Sheet1.B12:Sheet1.B17"/>
            <chart:data-point chart:repeated="6"/>
          </chart:series>
          <chart:series chart:style-name="ch10" chart:values-cell-range-address="Sheet1.D19:Sheet1.D23" chart:class="chart:scatter">
            <chart:domain table:cell-range-address="Sheet1.B19:Sheet1.B23"/>
            <chart:data-point chart:repeated="5"/>
          </chart:series>
          <chart:series chart:style-name="ch11" chart:values-cell-range-address="Sheet1.D25:Sheet1.D28" chart:class="chart:scatter">
            <chart:domain table:cell-range-address="Sheet1.B25:Sheet1.B28"/>
            <chart:data-point chart:repeated="4"/>
          </chart:series>
          <chart:series chart:style-name="ch12" chart:values-cell-range-address="Sheet1.D30:Sheet1.D35" chart:class="chart:scatter">
            <chart:domain table:cell-range-address="Sheet1.B30:Sheet1.B35"/>
            <chart:data-point chart:repeated="6"/>
          </chart:series>
          <chart:series chart:style-name="ch13" chart:values-cell-range-address="Sheet1.D37:Sheet1.D40" chart:class="chart:scatter">
            <chart:domain table:cell-range-address="Sheet1.B37:Sheet1.B40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D</text:p>
              </table:table-cell>
              <table:table-cell office:value-type="string">
                <text:p>Spalte B</text:p>
              </table:table-cell>
              <table:table-cell office:value-type="string">
                <text:p>Spalte D</text:p>
              </table:table-cell>
              <table:table-cell office:value-type="string">
                <text:p>Spalte B</text:p>
              </table:table-cell>
              <table:table-cell office:value-type="string">
                <text:p>Spalte D</text:p>
              </table:table-cell>
              <table:table-cell office:value-type="string">
                <text:p>Spalte B</text:p>
              </table:table-cell>
              <table:table-cell office:value-type="string">
                <text:p>Spalte D</text:p>
              </table:table-cell>
              <table:table-cell office:value-type="string">
                <text:p>Spalte B</text:p>
              </table:table-cell>
              <table:table-cell office:value-type="string">
                <text:p>Spalte D</text:p>
              </table:table-cell>
              <table:table-cell office:value-type="string">
                <text:p>Spalte B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">
                <text:p>192</text:p>
                <draw:g>
                  <svg:desc>Sheet1.B2:Sheet1.B10</svg:desc>
                </draw:g>
              </table:table-cell>
              <table:table-cell office:value-type="float" office:value="-3.52">
                <text:p>-3.52</text:p>
                <draw:g>
                  <svg:desc>Sheet1.D2:Sheet1.D10</svg:desc>
                </draw:g>
              </table:table-cell>
              <table:table-cell office:value-type="float" office:value="480">
                <text:p>480</text:p>
                <draw:g>
                  <svg:desc>Sheet1.B12:Sheet1.B17</svg:desc>
                </draw:g>
              </table:table-cell>
              <table:table-cell office:value-type="float" office:value="73.7">
                <text:p>73.7</text:p>
                <draw:g>
                  <svg:desc>Sheet1.D12:Sheet1.D17</svg:desc>
                </draw:g>
              </table:table-cell>
              <table:table-cell office:value-type="float" office:value="252">
                <text:p>252</text:p>
                <draw:g>
                  <svg:desc>Sheet1.B19:Sheet1.B23</svg:desc>
                </draw:g>
              </table:table-cell>
              <table:table-cell office:value-type="float" office:value="-8.35">
                <text:p>-8.35</text:p>
                <draw:g>
                  <svg:desc>Sheet1.D19:Sheet1.D23</svg:desc>
                </draw:g>
              </table:table-cell>
              <table:table-cell office:value-type="float" office:value="420">
                <text:p>420</text:p>
                <draw:g>
                  <svg:desc>Sheet1.B25:Sheet1.B28</svg:desc>
                </draw:g>
              </table:table-cell>
              <table:table-cell office:value-type="float" office:value="NaN">
                <text:p>NaN</text:p>
                <draw:g>
                  <svg:desc>Sheet1.D25:Sheet1.D28</svg:desc>
                </draw:g>
              </table:table-cell>
              <table:table-cell office:value-type="float" office:value="480">
                <text:p>480</text:p>
                <draw:g>
                  <svg:desc>Sheet1.B30:Sheet1.B35</svg:desc>
                </draw:g>
              </table:table-cell>
              <table:table-cell office:value-type="float" office:value="84.43">
                <text:p>84.43</text:p>
                <draw:g>
                  <svg:desc>Sheet1.D30:Sheet1.D35</svg:desc>
                </draw:g>
              </table:table-cell>
              <table:table-cell office:value-type="float" office:value="672">
                <text:p>672</text:p>
                <draw:g>
                  <svg:desc>Sheet1.B37:Sheet1.B40</svg:desc>
                </draw:g>
              </table:table-cell>
              <table:table-cell office:value-type="float" office:value="94.61">
                <text:p>94.61</text:p>
                <draw:g>
                  <svg:desc>Sheet1.D37:Sheet1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8">
                <text:p>288</text:p>
              </table:table-cell>
              <table:table-cell office:value-type="float" office:value="-0.57">
                <text:p>-0.57</text:p>
              </table:table-cell>
              <table:table-cell office:value-type="float" office:value="576">
                <text:p>576</text:p>
              </table:table-cell>
              <table:table-cell office:value-type="float" office:value="117.84">
                <text:p>117.84</text:p>
              </table:table-cell>
              <table:table-cell office:value-type="float" office:value="420">
                <text:p>420</text:p>
              </table:table-cell>
              <table:table-cell office:value-type="float" office:value="-94.02">
                <text:p>-94.02</text:p>
              </table:table-cell>
              <table:table-cell office:value-type="float" office:value="588">
                <text:p>588</text:p>
              </table:table-cell>
              <table:table-cell office:value-type="float" office:value="9.481896">
                <text:p>9.481896</text:p>
              </table:table-cell>
              <table:table-cell office:value-type="float" office:value="576">
                <text:p>576</text:p>
              </table:table-cell>
              <table:table-cell office:value-type="float" office:value="112.82">
                <text:p>112.82</text:p>
              </table:table-cell>
              <table:table-cell office:value-type="float" office:value="768">
                <text:p>768</text:p>
              </table:table-cell>
              <table:table-cell office:value-type="float" office:value="119.23">
                <text:p>119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4">
                <text:p>384</text:p>
              </table:table-cell>
              <table:table-cell office:value-type="float" office:value="-2.39">
                <text:p>-2.39</text:p>
              </table:table-cell>
              <table:table-cell office:value-type="float" office:value="672">
                <text:p>672</text:p>
              </table:table-cell>
              <table:table-cell office:value-type="float" office:value="-94.63">
                <text:p>-94.63</text:p>
              </table:table-cell>
              <table:table-cell office:value-type="float" office:value="588">
                <text:p>588</text:p>
              </table:table-cell>
              <table:table-cell office:value-type="float" office:value="-12.91">
                <text:p>-12.91</text:p>
              </table:table-cell>
              <table:table-cell office:value-type="float" office:value="756">
                <text:p>756</text:p>
              </table:table-cell>
              <table:table-cell office:value-type="float" office:value="1.69">
                <text:p>1.69</text:p>
              </table:table-cell>
              <table:table-cell office:value-type="float" office:value="672">
                <text:p>672</text:p>
              </table:table-cell>
              <table:table-cell office:value-type="float" office:value="143.38">
                <text:p>143.38</text:p>
              </table:table-cell>
              <table:table-cell office:value-type="float" office:value="864">
                <text:p>864</text:p>
              </table:table-cell>
              <table:table-cell office:value-type="float" office:value="101.09">
                <text:p>101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0">
                <text:p>480</text:p>
              </table:table-cell>
              <table:table-cell office:value-type="float" office:value="-2.45">
                <text:p>-2.45</text:p>
              </table:table-cell>
              <table:table-cell office:value-type="float" office:value="768">
                <text:p>768</text:p>
              </table:table-cell>
              <table:table-cell office:value-type="float" office:value="148.99">
                <text:p>148.99</text:p>
              </table:table-cell>
              <table:table-cell office:value-type="float" office:value="756">
                <text:p>756</text:p>
              </table:table-cell>
              <table:table-cell office:value-type="float" office:value="-3.47">
                <text:p>-3.47</text:p>
              </table:table-cell>
              <table:table-cell office:value-type="float" office:value="924">
                <text:p>924</text:p>
              </table:table-cell>
              <table:table-cell office:value-type="float" office:value="1.09">
                <text:p>1.09</text:p>
              </table:table-cell>
              <table:table-cell office:value-type="float" office:value="768">
                <text:p>768</text:p>
              </table:table-cell>
              <table:table-cell office:value-type="float" office:value="171.3">
                <text:p>171.3</text:p>
              </table:table-cell>
              <table:table-cell office:value-type="float" office:value="960">
                <text:p>960</text:p>
              </table:table-cell>
              <table:table-cell office:value-type="float" office:value="-4.07">
                <text:p>-4.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6">
                <text:p>576</text:p>
              </table:table-cell>
              <table:table-cell office:value-type="float" office:value="57.72">
                <text:p>57.72</text:p>
              </table:table-cell>
              <table:table-cell office:value-type="float" office:value="864">
                <text:p>864</text:p>
              </table:table-cell>
              <table:table-cell office:value-type="float" office:value="172.34">
                <text:p>172.34</text:p>
              </table:table-cell>
              <table:table-cell office:value-type="float" office:value="924">
                <text:p>924</text:p>
              </table:table-cell>
              <table:table-cell office:value-type="float" office:value="-1.5">
                <text:p>-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">
                <text:p>864</text:p>
              </table:table-cell>
              <table:table-cell office:value-type="float" office:value="200.67">
                <text:p>20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2">
                <text:p>672</text:p>
              </table:table-cell>
              <table:table-cell office:value-type="float" office:value="-2.17">
                <text:p>-2.17</text:p>
              </table:table-cell>
              <table:table-cell office:value-type="float" office:value="960">
                <text:p>960</text:p>
              </table:table-cell>
              <table:table-cell office:value-type="float" office:value="177.64">
                <text:p>177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0">
                <text:p>960</text:p>
              </table:table-cell>
              <table:table-cell office:value-type="float" office:value="235.74">
                <text:p>235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8">
                <text:p>768</text:p>
              </table:table-cell>
              <table:table-cell office:value-type="float" office:value="-3.83">
                <text:p>-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4">
                <text:p>864</text:p>
              </table:table-cell>
              <table:table-cell office:value-type="float" office:value="-1.91">
                <text:p>-1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0">
                <text:p>960</text:p>
              </table:table-cell>
              <table:table-cell office:value-type="float" office:value="-2.66">
                <text:p>-2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036.6" chart:maximum="-1036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14.477cm" xlink:href=".." xlink:type="simple" chart:class="chart:scatter" chart:style-name="ch1">
        <chart:legend chart:legend-position="end" svg:x="13.867cm" svg:y="5.718cm" style:legend-expansion="high" chart:style-name="ch2"/>
        <chart:plot-area chart:style-name="ch3" table:cell-range-address="Sheet1.B2:Sheet1.B10 Sheet1.G2:Sheet1.G10 Sheet1.G12:Sheet1.G17 Sheet1.G19:Sheet1.G23 Sheet1.G25:Sheet1.G28 Sheet1.G30:Sheet1.G35 Sheet1.G37:Sheet1.G40" svg:x="0.319cm" svg:y="0.289cm" svg:width="13.229cm" svg:height="13.899cm">
          <chartooo:coordinate-region svg:x="1.963cm" svg:y="0.484cm" svg:width="11.195cm" svg:height="13.5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10" chart:class="chart:scatter">
            <chart:domain table:cell-range-address="Sheet1.B2:Sheet1.B10"/>
            <chart:data-point chart:repeated="3"/>
            <chart:data-point chart:style-name="ch8" chart:repeated="2"/>
            <chart:data-point chart:repeated="4"/>
          </chart:series>
          <chart:series chart:style-name="ch9" chart:values-cell-range-address="Sheet1.G12:Sheet1.G17" chart:class="chart:scatter">
            <chart:domain table:cell-range-address="Sheet1.B12:Sheet1.B17"/>
            <chart:data-point chart:repeated="6"/>
          </chart:series>
          <chart:series chart:style-name="ch10" chart:values-cell-range-address="Sheet1.G19:Sheet1.G23" chart:class="chart:scatter">
            <chart:domain table:cell-range-address="Sheet1.B19:Sheet1.B23"/>
            <chart:data-point chart:repeated="5"/>
          </chart:series>
          <chart:series chart:style-name="ch11" chart:values-cell-range-address="Sheet1.G25:Sheet1.G28" chart:class="chart:scatter">
            <chart:domain table:cell-range-address="Sheet1.B25:Sheet1.B28"/>
            <chart:data-point chart:repeated="4"/>
          </chart:series>
          <chart:series chart:style-name="ch12" chart:values-cell-range-address="Sheet1.G30:Sheet1.G35" chart:class="chart:scatter">
            <chart:domain table:cell-range-address="Sheet1.B30:Sheet1.B35"/>
            <chart:data-point chart:repeated="6"/>
          </chart:series>
          <chart:series chart:style-name="ch13" chart:values-cell-range-address="Sheet1.G37:Sheet1.G40" chart:class="chart:scatter">
            <chart:domain table:cell-range-address="Sheet1.B37:Sheet1.B40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G</text:p>
              </table:table-cell>
              <table:table-cell office:value-type="string">
                <text:p>Spalte B</text:p>
              </table:table-cell>
              <table:table-cell office:value-type="string">
                <text:p>Spalte G</text:p>
              </table:table-cell>
              <table:table-cell office:value-type="string">
                <text:p>Spalte B</text:p>
              </table:table-cell>
              <table:table-cell office:value-type="string">
                <text:p>Spalte G</text:p>
              </table:table-cell>
              <table:table-cell office:value-type="string">
                <text:p>Spalte B</text:p>
              </table:table-cell>
              <table:table-cell office:value-type="string">
                <text:p>Spalte G</text:p>
              </table:table-cell>
              <table:table-cell office:value-type="string">
                <text:p>Spalte B</text:p>
              </table:table-cell>
              <table:table-cell office:value-type="string">
                <text:p>Spalte G</text:p>
              </table:table-cell>
              <table:table-cell office:value-type="string">
                <text:p>Spalte B</text:p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">
                <text:p>192</text:p>
                <draw:g>
                  <svg:desc>Sheet1.B2:Sheet1.B10</svg:desc>
                </draw:g>
              </table:table-cell>
              <table:table-cell office:value-type="float" office:value="-1036.50463643331">
                <text:p>-1036.50463643331</text:p>
                <draw:g>
                  <svg:desc>Sheet1.G2:Sheet1.G10</svg:desc>
                </draw:g>
              </table:table-cell>
              <table:table-cell office:value-type="float" office:value="480">
                <text:p>480</text:p>
                <draw:g>
                  <svg:desc>Sheet1.B12:Sheet1.B17</svg:desc>
                </draw:g>
              </table:table-cell>
              <table:table-cell office:value-type="float" office:value="-1036.56223743115">
                <text:p>-1036.56223743115</text:p>
                <draw:g>
                  <svg:desc>Sheet1.G12:Sheet1.G17</svg:desc>
                </draw:g>
              </table:table-cell>
              <table:table-cell office:value-type="float" office:value="252">
                <text:p>252</text:p>
                <draw:g>
                  <svg:desc>Sheet1.B19:Sheet1.B23</svg:desc>
                </draw:g>
              </table:table-cell>
              <table:table-cell office:value-type="float" office:value="-1036.49153127837">
                <text:p>-1036.49153127837</text:p>
                <draw:g>
                  <svg:desc>Sheet1.G19:Sheet1.G23</svg:desc>
                </draw:g>
              </table:table-cell>
              <table:table-cell office:value-type="float" office:value="420">
                <text:p>420</text:p>
                <draw:g>
                  <svg:desc>Sheet1.B25:Sheet1.B28</svg:desc>
                </draw:g>
              </table:table-cell>
              <table:table-cell office:value-type="float" office:value="0">
                <text:p>0</text:p>
                <draw:g>
                  <svg:desc>Sheet1.G25:Sheet1.G28</svg:desc>
                </draw:g>
              </table:table-cell>
              <table:table-cell office:value-type="float" office:value="480">
                <text:p>480</text:p>
                <draw:g>
                  <svg:desc>Sheet1.B30:Sheet1.B35</svg:desc>
                </draw:g>
              </table:table-cell>
              <table:table-cell office:value-type="float" office:value="-1036.11216143752">
                <text:p>-1036.11216143752</text:p>
                <draw:g>
                  <svg:desc>Sheet1.G30:Sheet1.G35</svg:desc>
                </draw:g>
              </table:table-cell>
              <table:table-cell office:value-type="float" office:value="672">
                <text:p>672</text:p>
                <draw:g>
                  <svg:desc>Sheet1.B37:Sheet1.B40</svg:desc>
                </draw:g>
              </table:table-cell>
              <table:table-cell office:value-type="float" office:value="-1036.58473258977">
                <text:p>-1036.58473258977</text:p>
                <draw:g>
                  <svg:desc>Sheet1.G37:Sheet1.G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8">
                <text:p>288</text:p>
              </table:table-cell>
              <table:table-cell office:value-type="float" office:value="-1036.51821867751">
                <text:p>-1036.51821867751</text:p>
              </table:table-cell>
              <table:table-cell office:value-type="float" office:value="576">
                <text:p>576</text:p>
              </table:table-cell>
              <table:table-cell office:value-type="float" office:value="-1036.56872690409">
                <text:p>-1036.56872690409</text:p>
              </table:table-cell>
              <table:table-cell office:value-type="float" office:value="420">
                <text:p>420</text:p>
              </table:table-cell>
              <table:table-cell office:value-type="float" office:value="-1036.51997578888">
                <text:p>-1036.51997578888</text:p>
              </table:table-cell>
              <table:table-cell office:value-type="float" office:value="588">
                <text:p>588</text:p>
              </table:table-cell>
              <table:table-cell office:value-type="float" office:value="-1036.25327288128">
                <text:p>-1036.25327288128</text:p>
              </table:table-cell>
              <table:table-cell office:value-type="float" office:value="576">
                <text:p>576</text:p>
              </table:table-cell>
              <table:table-cell office:value-type="float" office:value="-1036.20997244756">
                <text:p>-1036.20997244756</text:p>
              </table:table-cell>
              <table:table-cell office:value-type="float" office:value="768">
                <text:p>768</text:p>
              </table:table-cell>
              <table:table-cell office:value-type="float" office:value="-1036.58676499239">
                <text:p>-1036.58676499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4">
                <text:p>384</text:p>
              </table:table-cell>
              <table:table-cell office:value-type="float" office:value="-1036.53244843979">
                <text:p>-1036.53244843979</text:p>
              </table:table-cell>
              <table:table-cell office:value-type="float" office:value="672">
                <text:p>672</text:p>
              </table:table-cell>
              <table:table-cell office:value-type="float" office:value="-1036.57222012397">
                <text:p>-1036.57222012397</text:p>
              </table:table-cell>
              <table:table-cell office:value-type="float" office:value="588">
                <text:p>588</text:p>
              </table:table-cell>
              <table:table-cell office:value-type="float" office:value="-1036.54193195208">
                <text:p>-1036.54193195208</text:p>
              </table:table-cell>
              <table:table-cell office:value-type="float" office:value="756">
                <text:p>756</text:p>
              </table:table-cell>
              <table:table-cell office:value-type="float" office:value="-1036.350216379">
                <text:p>-1036.350216379</text:p>
              </table:table-cell>
              <table:table-cell office:value-type="float" office:value="672">
                <text:p>672</text:p>
              </table:table-cell>
              <table:table-cell office:value-type="float" office:value="-1036.27970358275">
                <text:p>-1036.27970358275</text:p>
              </table:table-cell>
              <table:table-cell office:value-type="float" office:value="864">
                <text:p>864</text:p>
              </table:table-cell>
              <table:table-cell office:value-type="float" office:value="-1036.599500248">
                <text:p>-1036.599500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0">
                <text:p>480</text:p>
              </table:table-cell>
              <table:table-cell office:value-type="float" office:value="-1036.54406783118">
                <text:p>-1036.54406783118</text:p>
              </table:table-cell>
              <table:table-cell office:value-type="float" office:value="768">
                <text:p>768</text:p>
              </table:table-cell>
              <table:table-cell office:value-type="float" office:value="-1036.57431851822">
                <text:p>-1036.57431851822</text:p>
              </table:table-cell>
              <table:table-cell office:value-type="float" office:value="756">
                <text:p>756</text:p>
              </table:table-cell>
              <table:table-cell office:value-type="float" office:value="-1036.55492875587">
                <text:p>-1036.55492875587</text:p>
              </table:table-cell>
              <table:table-cell office:value-type="float" office:value="924">
                <text:p>924</text:p>
              </table:table-cell>
              <table:table-cell office:value-type="float" office:value="-1036.41165947005">
                <text:p>-1036.41165947005</text:p>
              </table:table-cell>
              <table:table-cell office:value-type="float" office:value="768">
                <text:p>768</text:p>
              </table:table-cell>
              <table:table-cell office:value-type="float" office:value="-1036.33298250118">
                <text:p>-1036.33298250118</text:p>
              </table:table-cell>
              <table:table-cell office:value-type="float" office:value="960">
                <text:p>960</text:p>
              </table:table-cell>
              <table:table-cell office:value-type="float" office:value="-1036.59987652649">
                <text:p>-1036.599876526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6">
                <text:p>576</text:p>
              </table:table-cell>
              <table:table-cell office:value-type="float" office:value="-1036.54790056792">
                <text:p>-1036.54790056792</text:p>
              </table:table-cell>
              <table:table-cell office:value-type="float" office:value="864">
                <text:p>864</text:p>
              </table:table-cell>
              <table:table-cell office:value-type="float" office:value="-1036.57607445703">
                <text:p>-1036.57607445703</text:p>
              </table:table-cell>
              <table:table-cell office:value-type="float" office:value="924">
                <text:p>924</text:p>
              </table:table-cell>
              <table:table-cell office:value-type="float" office:value="-1036.56300092407">
                <text:p>-1036.5630009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">
                <text:p>864</text:p>
              </table:table-cell>
              <table:table-cell office:value-type="float" office:value="-1036.37577784371">
                <text:p>-1036.37577784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2">
                <text:p>672</text:p>
              </table:table-cell>
              <table:table-cell office:value-type="float" office:value="-1036.55541405598">
                <text:p>-1036.55541405598</text:p>
              </table:table-cell>
              <table:table-cell office:value-type="float" office:value="960">
                <text:p>960</text:p>
              </table:table-cell>
              <table:table-cell office:value-type="float" office:value="-1036.57675299335">
                <text:p>-1036.57675299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0">
                <text:p>960</text:p>
              </table:table-cell>
              <table:table-cell office:value-type="float" office:value="-1036.40915749378">
                <text:p>-1036.40915749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8">
                <text:p>768</text:p>
              </table:table-cell>
              <table:table-cell office:value-type="float" office:value="-1036.55882823815">
                <text:p>-1036.55882823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4">
                <text:p>864</text:p>
              </table:table-cell>
              <table:table-cell office:value-type="float" office:value="-1036.56103397329">
                <text:p>-1036.56103397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0">
                <text:p>960</text:p>
              </table:table-cell>
              <table:table-cell office:value-type="float" office:value="-1036.56438493075">
                <text:p>-1036.56438493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16cm" svg:y="4.205cm" style:legend-expansion="high" chart:style-name="ch2"/>
        <chart:plot-area chart:style-name="ch3" table:cell-range-address="Sheet1.G112:Sheet1.M112 Sheet1.G117:Sheet1.M117" svg:x="0.32cm" svg:y="0.18cm" svg:width="13.176cm" svg:height="8.64cm">
          <chartooo:coordinate-region svg:x="1.277cm" svg:y="0.375cm" svg:width="11.97cm" svg:height="8.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17:Sheet1.M117" chart:class="chart:scatter">
            <chart:domain table:cell-range-address="Sheet1.G112:Sheet1.M112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Zeile 112</text:p>
                <draw:g>
                  <svg:desc/>
                </draw:g>
              </table:table-cell>
              <table:table-cell office:value-type="float" office:value="0.54">
                <text:p>0.54</text:p>
                <draw:g>
                  <svg:desc>Sheet1.G112:Sheet1.M112</svg:desc>
                </draw:g>
              </table:table-cell>
              <table:table-cell office:value-type="float" office:value="0.27">
                <text:p>0.27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17</text:p>
                <draw:g>
                  <svg:desc/>
                </draw:g>
              </table:table-cell>
              <table:table-cell office:value-type="float" office:value="-8.6">
                <text:p>-8.6</text:p>
                <draw:g>
                  <svg:desc>Sheet1.G117:Sheet1.M117</svg:desc>
                </draw:g>
              </table:table-cell>
              <table:table-cell office:value-type="float" office:value="-30.17">
                <text:p>-30.17</text:p>
              </table:table-cell>
              <table:table-cell office:value-type="float" office:value="-36.64">
                <text:p>-36.64</text:p>
              </table:table-cell>
              <table:table-cell office:value-type="float" office:value="-43.4">
                <text:p>-43.4</text:p>
              </table:table-cell>
              <table:table-cell office:value-type="float" office:value="-69.18">
                <text:p>-69.18</text:p>
              </table:table-cell>
              <table:table-cell office:value-type="float" office:value="-98.78">
                <text:p>-98.78</text:p>
              </table:table-cell>
              <table:table-cell office:value-type="float" office:value="-85.09">
                <text:p>-85.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9cm" svg:y="3.96cm" style:legend-expansion="high" chart:style-name="ch2"/>
        <chart:plot-area chart:style-name="ch3" table:cell-range-address="Sheet1.B115:Sheet1.B120 Sheet1.G115:Sheet1.G120 Sheet1.N115:Sheet1.N120" svg:x="0.32cm" svg:y="0.18cm" svg:width="13.229cm" svg:height="8.64cm">
          <chartooo:coordinate-region svg:x="1.277cm" svg:y="0.375cm" svg:width="11.882cm" svg:height="8.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15:Sheet1.G120" chart:class="chart:scatter">
            <chart:domain table:cell-range-address="Sheet1.B115:Sheet1.B120"/>
            <chart:data-point chart:repeated="6"/>
          </chart:series>
          <chart:series chart:style-name="ch7" chart:values-cell-range-address="Sheet1.N115:Sheet1.N120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G</text:p>
              </table:table-cell>
              <table:table-cell office:value-type="string">
                <text:p>Spalte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0">
                <text:p>480</text:p>
                <draw:g>
                  <svg:desc>Sheet1.B115:Sheet1.B120</svg:desc>
                </draw:g>
              </table:table-cell>
              <table:table-cell office:value-type="float" office:value="112.69">
                <text:p>112.69</text:p>
                <draw:g>
                  <svg:desc>Sheet1.G115:Sheet1.G120</svg:desc>
                </draw:g>
              </table:table-cell>
              <table:table-cell office:value-type="float" office:value="73.7">
                <text:p>73.7</text:p>
                <draw:g>
                  <svg:desc>Sheet1.N115:Sheet1.N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6">
                <text:p>576</text:p>
              </table:table-cell>
              <table:table-cell office:value-type="float" office:value="164.76">
                <text:p>164.76</text:p>
              </table:table-cell>
              <table:table-cell office:value-type="float" office:value="117.84">
                <text:p>117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2">
                <text:p>672</text:p>
              </table:table-cell>
              <table:table-cell office:value-type="float" office:value="-8.6">
                <text:p>-8.6</text:p>
              </table:table-cell>
              <table:table-cell office:value-type="float" office:value="-94.63">
                <text:p>-94.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8">
                <text:p>768</text:p>
              </table:table-cell>
              <table:table-cell office:value-type="float" office:value="218.97">
                <text:p>218.97</text:p>
              </table:table-cell>
              <table:table-cell office:value-type="float" office:value="148.99">
                <text:p>148.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4">
                <text:p>864</text:p>
              </table:table-cell>
              <table:table-cell office:value-type="float" office:value="241.5">
                <text:p>241.5</text:p>
              </table:table-cell>
              <table:table-cell office:value-type="float" office:value="172.34">
                <text:p>172.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0">
                <text:p>960</text:p>
              </table:table-cell>
              <table:table-cell office:value-type="float" office:value="235.2">
                <text:p>235.2</text:p>
              </table:table-cell>
              <table:table-cell office:value-type="float" office:value="177.64">
                <text:p>177.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